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5"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7"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4" style:family="paragraph" style:parent-style-name="Standard">
      <style:text-properties officeooo:rsid="0011f2b0" officeooo:paragraph-rsid="0011f2b0"/>
    </style:style>
    <style:style style:name="P25" style:family="paragraph" style:parent-style-name="Standard">
      <style:text-properties officeooo:rsid="001364fd" officeooo:paragraph-rsid="001364fd"/>
    </style:style>
    <style:style style:name="P26" style:family="paragraph" style:parent-style-name="Table_20_Contents">
      <style:paragraph-properties fo:margin-top="0in" fo:margin-bottom="0in" style:contextual-spacing="false"/>
      <style:text-properties officeooo:rsid="001364fd" officeooo:paragraph-rsid="001364fd"/>
    </style:style>
    <style:style style:name="P27" style:family="paragraph" style:parent-style-name="Table_20_Contents">
      <style:text-properties officeooo:rsid="001364fd" officeooo:paragraph-rsid="001364fd"/>
    </style:style>
    <style:style style:name="P28" style:family="paragraph" style:parent-style-name="Standard">
      <style:text-properties officeooo:rsid="0013b895" officeooo:paragraph-rsid="0013b895"/>
    </style:style>
    <style:style style:name="P29" style:family="paragraph" style:parent-style-name="Standard">
      <style:text-properties officeooo:rsid="001d6ddb" officeooo:paragraph-rsid="001ebd97"/>
    </style:style>
    <style:style style:name="P30" style:family="paragraph" style:parent-style-name="Standard">
      <style:text-properties officeooo:rsid="001d6ddb" officeooo:paragraph-rsid="001d6ddb"/>
    </style:style>
    <style:style style:name="P31" style:family="paragraph" style:parent-style-name="Standard">
      <style:text-properties officeooo:rsid="001ebd97" officeooo:paragraph-rsid="001ebd97"/>
    </style:style>
    <style:style style:name="P32" style:family="paragraph" style:parent-style-name="Standard">
      <style:text-properties officeooo:rsid="0016ca61" officeooo:paragraph-rsid="0016ca61"/>
    </style:style>
    <style:style style:name="P33" style:family="paragraph" style:parent-style-name="Standard">
      <style:text-properties officeooo:rsid="001f444b" officeooo:paragraph-rsid="001f444b"/>
    </style:style>
    <style:style style:name="P34" style:family="paragraph" style:parent-style-name="Standard">
      <style:text-properties officeooo:rsid="00152e36" officeooo:paragraph-rsid="00152e36"/>
    </style:style>
    <style:style style:name="P35" style:family="paragraph" style:parent-style-name="Table_20_Contents">
      <style:text-properties officeooo:rsid="00152e36" officeooo:paragraph-rsid="00152e36"/>
    </style:style>
    <style:style style:name="P36" style:family="paragraph" style:parent-style-name="Standard">
      <style:text-properties officeooo:rsid="00154050" officeooo:paragraph-rsid="00154050"/>
    </style:style>
    <style:style style:name="P37" style:family="paragraph" style:parent-style-name="Standard">
      <style:text-properties style:font-name="Courier"/>
    </style:style>
    <style:style style:name="P38"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39"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3" style:family="paragraph" style:parent-style-name="Standard">
      <style:text-properties fo:font-size="12pt" style:font-size-asian="12pt" style:font-size-complex="12pt"/>
    </style:style>
    <style:style style:name="P44" style:family="paragraph" style:parent-style-name="Standard">
      <style:text-properties fo:font-size="12pt" officeooo:rsid="003d8f11" officeooo:paragraph-rsid="003d8f11" style:font-size-asian="12pt" style:font-size-complex="12pt"/>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Standard">
      <style:text-properties officeooo:rsid="002d9e39" officeooo:paragraph-rsid="002d9e39"/>
    </style:style>
    <style:style style:name="P47" style:family="paragraph" style:parent-style-name="Standard">
      <style:text-properties officeooo:rsid="002f5544" officeooo:paragraph-rsid="002f5544"/>
    </style:style>
    <style:style style:name="P48" style:family="paragraph" style:parent-style-name="Standard">
      <style:text-properties officeooo:rsid="0048173c" officeooo:paragraph-rsid="0048173c"/>
    </style:style>
    <style:style style:name="P49" style:family="paragraph" style:parent-style-name="Standard">
      <style:text-properties officeooo:rsid="004bb39e" officeooo:paragraph-rsid="004bb39e"/>
    </style:style>
    <style:style style:name="P50" style:family="paragraph" style:parent-style-name="Footnote">
      <style:text-properties officeooo:rsid="0021aa07" officeooo:paragraph-rsid="0021aa07"/>
    </style:style>
    <style:style style:name="P51" style:family="paragraph" style:parent-style-name="Footnote">
      <style:text-properties officeooo:rsid="004195de" officeooo:paragraph-rsid="004195de"/>
    </style:style>
    <style:style style:name="P52" style:family="paragraph" style:parent-style-name="Standard">
      <style:paragraph-properties fo:margin-top="0in" fo:margin-bottom="0in" style:contextual-spacing="false"/>
      <style:text-properties officeooo:paragraph-rsid="0047cdd7"/>
    </style:style>
    <style:style style:name="P53" style:family="paragraph" style:parent-style-name="Standard">
      <style:paragraph-properties fo:margin-top="0in" fo:margin-bottom="0in" style:contextual-spacing="false" fo:break-before="page"/>
      <style:text-properties officeooo:paragraph-rsid="0047cdd7"/>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4">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Heading_20_1" style:master-page-name="First_20_Page">
      <style:paragraph-properties style:page-number="auto"/>
    </style:style>
    <style:style style:name="P59" style:family="paragraph" style:parent-style-name="Heading_20_1" style:list-style-name="Numbering_20_2">
      <style:paragraph-properties fo:break-before="page"/>
    </style:style>
    <style:style style:name="P60" style:family="paragraph" style:parent-style-name="Heading_20_4">
      <style:text-properties officeooo:paragraph-rsid="0028d990"/>
    </style:style>
    <style:style style:name="P61" style:family="paragraph" style:parent-style-name="Heading_20_4">
      <style:text-properties officeooo:rsid="002ae786" officeooo:paragraph-rsid="002ae786"/>
    </style:style>
    <style:style style:name="P62" style:family="paragraph" style:parent-style-name="Heading_20_4">
      <style:text-properties officeooo:rsid="0036157f" officeooo:paragraph-rsid="0036157f"/>
    </style:style>
    <style:style style:name="P63"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64"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65" style:family="paragraph" style:parent-style-name="Standard">
      <style:text-properties officeooo:rsid="0016ca61" officeooo:paragraph-rsid="0016ca61"/>
    </style:style>
    <style:style style:name="P66" style:family="paragraph" style:parent-style-name="Standard">
      <style:text-properties officeooo:rsid="00154050" officeooo:paragraph-rsid="00154050"/>
    </style:style>
    <style:style style:name="P67" style:family="paragraph" style:parent-style-name="Standard" style:list-style-name="L1"/>
    <style:style style:name="P68" style:family="paragraph" style:parent-style-name="Standard" style:list-style-name="L2">
      <style:text-properties officeooo:paragraph-rsid="003ace26"/>
    </style:style>
    <style:style style:name="P69" style:family="paragraph" style:parent-style-name="Standard" style:list-style-name="L3">
      <style:text-properties officeooo:rsid="0048173c" officeooo:paragraph-rsid="0048173c"/>
    </style:style>
    <style:style style:name="P70" style:family="paragraph" style:parent-style-name="Standard" style:list-style-name="L4"/>
    <style:style style:name="P71" style:family="paragraph" style:parent-style-name="Standard" style:list-style-name="L5"/>
    <style:style style:name="P72" style:family="paragraph" style:parent-style-name="Standard" style:list-style-name="L6">
      <style:text-properties officeooo:rsid="001ebd97" officeooo:paragraph-rsid="001ebd97"/>
    </style:style>
    <style:style style:name="P73" style:family="paragraph" style:parent-style-name="Standard">
      <style:text-properties officeooo:rsid="001ebd97" officeooo:paragraph-rsid="001ebd97"/>
    </style:style>
    <style:style style:name="P74" style:family="paragraph" style:parent-style-name="Standard" style:list-style-name="L7">
      <style:text-properties officeooo:rsid="0030ba07" officeooo:paragraph-rsid="0030ba07"/>
    </style:style>
    <style:style style:name="P75" style:family="paragraph" style:parent-style-name="Standard">
      <style:text-properties officeooo:rsid="0030ba07" officeooo:paragraph-rsid="0030ba07"/>
    </style:style>
    <style:style style:name="P76" style:family="paragraph" style:parent-style-name="Standard">
      <style:text-properties officeooo:rsid="00152e36" officeooo:paragraph-rsid="00152e36"/>
    </style:style>
    <style:style style:name="P77" style:family="paragraph" style:parent-style-name="Standard">
      <style:text-properties officeooo:rsid="001364fd" officeooo:paragraph-rsid="001364fd"/>
    </style:style>
    <style:style style:name="P78" style:family="paragraph" style:parent-style-name="Standard">
      <style:text-properties officeooo:rsid="0013b895" officeooo:paragraph-rsid="0013b895"/>
    </style:style>
    <style:style style:name="P79" style:family="paragraph" style:parent-style-name="Standard">
      <style:text-properties officeooo:rsid="001d6ddb" officeooo:paragraph-rsid="001d6ddb"/>
    </style:style>
    <style:style style:name="P80" style:family="paragraph" style:parent-style-name="Standard">
      <style:text-properties officeooo:rsid="001d6ddb" officeooo:paragraph-rsid="001ebd97"/>
    </style:style>
    <style:style style:name="P81" style:family="paragraph" style:parent-style-name="Standard">
      <style:text-properties officeooo:rsid="004bb39e" officeooo:paragraph-rsid="004bb39e"/>
    </style:style>
    <style:style style:name="P82" style:family="paragraph" style:parent-style-name="Standard">
      <style:text-properties officeooo:rsid="001f444b" officeooo:paragraph-rsid="001f444b"/>
    </style:style>
    <style:style style:name="P83" style:family="paragraph" style:parent-style-name="Standard">
      <style:text-properties officeooo:rsid="002d9e39" officeooo:paragraph-rsid="002d9e39"/>
    </style:style>
    <style:style style:name="P84" style:family="paragraph" style:parent-style-name="Standard">
      <style:text-properties officeooo:rsid="002f5544" officeooo:paragraph-rsid="002f5544"/>
    </style:style>
    <style:style style:name="P85"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6"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7"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88"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8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9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9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9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93"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7" style:family="text">
      <style:text-properties officeooo:rsid="001364fd"/>
    </style:style>
    <style:style style:name="T18" style:family="text">
      <style:text-properties officeooo:rsid="00154050"/>
    </style:style>
    <style:style style:name="T19" style:family="text">
      <style:text-properties officeooo:rsid="0016e3ff"/>
    </style:style>
    <style:style style:name="T20" style:family="text">
      <style:text-properties officeooo:rsid="00351917"/>
    </style:style>
    <style:style style:name="T21" style:family="text">
      <style:text-properties officeooo:rsid="0016ca61"/>
    </style:style>
    <style:style style:name="T22" style:family="text">
      <style:text-properties officeooo:rsid="002ae786"/>
    </style:style>
    <style:style style:name="T23" style:family="text">
      <style:text-properties officeooo:rsid="0036157f"/>
    </style:style>
    <style:style style:name="T24" style:family="text">
      <style:text-properties officeooo:rsid="00345917"/>
    </style:style>
    <style:style style:name="T25" style:family="text">
      <style:text-properties fo:font-style="italic" style:text-underline-style="none" style:font-style-asian="italic" style:font-style-complex="italic"/>
    </style:style>
    <style:style style:name="T26" style:family="text">
      <style:text-properties fo:font-size="10pt" style:font-size-asian="10pt" style:font-size-complex="10pt"/>
    </style:style>
    <style:style style:name="T27" style:family="text">
      <style:text-properties fo:font-size="10pt" officeooo:rsid="0050cc8e" style:font-size-asian="10pt" style:font-size-complex="10pt"/>
    </style:style>
    <style:style style:name="T28" style:family="text">
      <style:text-properties fo:font-size="10pt" officeooo:rsid="005e8aa8" style:font-size-asian="10pt" style:font-size-complex="10pt"/>
    </style:style>
    <style:style style:name="T29" style:family="text">
      <style:text-properties fo:font-size="10pt" officeooo:rsid="006bbe50" style:font-size-asian="10pt" style:font-size-complex="10pt"/>
    </style:style>
    <style:style style:name="T30" style:family="text">
      <style:text-properties officeooo:rsid="001f444b"/>
    </style:style>
    <style:style style:name="T31" style:family="text">
      <style:text-properties officeooo:rsid="0021aa07"/>
    </style:style>
    <style:style style:name="T32" style:family="text">
      <style:text-properties officeooo:rsid="0022304b"/>
    </style:style>
    <style:style style:name="T33" style:family="text">
      <style:text-properties officeooo:rsid="0028d990"/>
    </style:style>
    <style:style style:name="T34" style:family="text">
      <style:text-properties officeooo:rsid="002c126c"/>
    </style:style>
    <style:style style:name="T35" style:family="text">
      <style:text-properties officeooo:rsid="002d9318"/>
    </style:style>
    <style:style style:name="T36" style:family="text">
      <style:text-properties officeooo:rsid="0030f51b"/>
    </style:style>
    <style:style style:name="T37" style:family="text">
      <style:text-properties officeooo:rsid="003ace26"/>
    </style:style>
    <style:style style:name="T38" style:family="text">
      <style:text-properties officeooo:rsid="003c82eb"/>
    </style:style>
    <style:style style:name="T39" style:family="text">
      <style:text-properties style:font-weight-complex="bold"/>
    </style:style>
    <style:style style:name="T40" style:family="text">
      <style:text-properties officeooo:rsid="001574eb" style:font-weight-complex="bold"/>
    </style:style>
    <style:style style:name="T41" style:family="text">
      <style:text-properties officeooo:rsid="005dd476" style:font-weight-complex="bold"/>
    </style:style>
    <style:style style:name="T42" style:family="text">
      <style:text-properties officeooo:rsid="007da084" style:font-weight-complex="bold"/>
    </style:style>
    <style:style style:name="T43" style:family="text">
      <style:text-properties officeooo:rsid="003eceeb"/>
    </style:style>
    <style:style style:name="T44" style:family="text">
      <style:text-properties officeooo:rsid="003f0262"/>
    </style:style>
    <style:style style:name="T45" style:family="text">
      <style:text-properties officeooo:rsid="004195de"/>
    </style:style>
    <style:style style:name="T46" style:family="text">
      <style:text-properties officeooo:rsid="00428ae5"/>
    </style:style>
    <style:style style:name="T47" style:family="text">
      <style:text-properties officeooo:rsid="004485ca"/>
    </style:style>
    <style:style style:name="T48" style:family="text">
      <style:text-properties officeooo:rsid="0047cdd7"/>
    </style:style>
    <style:style style:name="T49" style:family="text">
      <style:text-properties officeooo:rsid="0048173c"/>
    </style:style>
    <style:style style:name="T50" style:family="text">
      <style:text-properties officeooo:rsid="004b11bd"/>
    </style:style>
    <style:style style:name="T51"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2"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3"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54" style:family="text">
      <style:text-properties officeooo:rsid="004eb78b"/>
    </style:style>
    <style:style style:name="T55" style:family="text">
      <style:text-properties officeooo:rsid="004f33f0"/>
    </style:style>
    <style:style style:name="T56" style:family="text">
      <style:text-properties officeooo:rsid="005ba069"/>
    </style:style>
    <style:style style:name="T57" style:family="text">
      <style:text-properties officeooo:rsid="005dd476"/>
    </style:style>
    <style:style style:name="T58" style:family="text">
      <style:text-properties officeooo:rsid="005e8aa8"/>
    </style:style>
    <style:style style:name="T59" style:family="text">
      <style:text-properties officeooo:rsid="00610d0c"/>
    </style:style>
    <style:style style:name="T60" style:family="text">
      <style:text-properties officeooo:rsid="00647ba9"/>
    </style:style>
    <style:style style:name="T61" style:family="text">
      <style:text-properties officeooo:rsid="0069d37c"/>
    </style:style>
    <style:style style:name="T62" style:family="text">
      <style:text-properties officeooo:rsid="006b0883"/>
    </style:style>
    <style:style style:name="T63" style:family="text">
      <style:text-properties officeooo:rsid="006bbe50"/>
    </style:style>
    <style:style style:name="T64" style:family="text">
      <style:text-properties officeooo:rsid="006c89d8"/>
    </style:style>
    <style:style style:name="T65" style:family="text">
      <style:text-properties officeooo:rsid="00715cad"/>
    </style:style>
    <style:style style:name="T66" style:family="text">
      <style:text-properties officeooo:rsid="00726a4c"/>
    </style:style>
    <style:style style:name="T67" style:family="text">
      <style:text-properties officeooo:rsid="00743404"/>
    </style:style>
    <style:style style:name="T68" style:family="text">
      <style:text-properties officeooo:rsid="007501f2"/>
    </style:style>
    <style:style style:name="T69" style:family="text">
      <style:text-properties officeooo:rsid="0078479f"/>
    </style:style>
    <style:style style:name="T70" style:family="text">
      <style:text-properties officeooo:rsid="00796d44"/>
    </style:style>
    <style:style style:name="T71" style:family="text">
      <style:text-properties officeooo:rsid="007ad34f"/>
    </style:style>
    <style:style style:name="T72" style:family="text">
      <style:text-properties officeooo:rsid="007da0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22122544" text:id="ct105553122122544">
          <text:insertion>
            <office:change-info>
              <dc:creator>Bob Jacobsen</dc:creator>
              <dc:date>2023-03-30T15:36:38</dc:date>
            </office:change-info>
          </text:insertion>
        </text:changed-region>
        <text:changed-region xml:id="ct105553122122784" text:id="ct105553122122784">
          <text:deletion>
            <office:change-info>
              <dc:creator>Bob Jacobsen</dc:creator>
              <dc:date>2023-03-30T15:36:38</dc:date>
            </office:change-info>
            <text:p text:style-name="P34">V</text:p>
          </text:deletion>
        </text:changed-region>
        <text:changed-region xml:id="ct105553122124944" text:id="ct105553122124944">
          <text:insertion>
            <office:change-info>
              <dc:creator>Bob Jacobsen</dc:creator>
              <dc:date>2023-03-30T15:36:41</dc:date>
            </office:change-info>
          </text:insertion>
        </text:changed-region>
        <text:changed-region xml:id="ct105553122125184" text:id="ct105553122125184">
          <text:deletion>
            <office:change-info>
              <dc:creator>Bob Jacobsen</dc:creator>
              <dc:date>2023-03-30T15:36:41</dc:date>
            </office:change-info>
            <text:p text:style-name="P34">V</text:p>
          </text:deletion>
        </text:changed-region>
        <text:changed-region xml:id="ct105553122125424" text:id="ct105553122125424">
          <text:insertion>
            <office:change-info>
              <dc:creator>Bob Jacobsen</dc:creator>
              <dc:date>2023-03-30T15:36:46</dc:date>
            </office:change-info>
          </text:insertion>
        </text:changed-region>
        <text:changed-region xml:id="ct105553122125664" text:id="ct105553122125664">
          <text:deletion>
            <office:change-info>
              <dc:creator>Bob Jacobsen</dc:creator>
              <dc:date>2023-03-30T15:36:48</dc:date>
            </office:change-info>
            <text:p text:style-name="P34">S</text:p>
          </text:deletion>
        </text:changed-region>
        <text:changed-region xml:id="ct105553122125904" text:id="ct105553122125904">
          <text:insertion>
            <office:change-info>
              <dc:creator>Bob Jacobsen</dc:creator>
              <dc:date>2023-03-30T15:36:51</dc:date>
            </office:change-info>
          </text:insertion>
        </text:changed-region>
        <text:changed-region xml:id="ct105553122126144" text:id="ct105553122126144">
          <text:deletion>
            <office:change-info>
              <dc:creator>Bob Jacobsen</dc:creator>
              <dc:date>2023-03-30T15:36:50</dc:date>
            </office:change-info>
            <text:p text:style-name="P34">A</text:p>
          </text:deletion>
        </text:changed-region>
        <text:changed-region xml:id="ct105553122126384" text:id="ct105553122126384">
          <text:deletion>
            <office:change-info>
              <dc:creator>Bob Jacobsen</dc:creator>
              <dc:date>2023-03-30T16:47:07</dc:date>
            </office:change-info>
            <text:p text:style-name="P34"><text:s/></text:p>
          </text:deletion>
        </text:changed-region>
        <text:changed-region xml:id="ct105553122126624" text:id="ct105553122126624">
          <text:insertion>
            <office:change-info>
              <dc:creator>Bob Jacobsen</dc:creator>
              <dc:date>2023-03-30T16:52:34</dc:date>
            </office:change-info>
          </text:insertion>
        </text:changed-region>
        <text:changed-region xml:id="ct105553122126864" text:id="ct105553122126864">
          <text:insertion>
            <office:change-info>
              <dc:creator>Bob Jacobsen</dc:creator>
              <dc:date>2023-03-30T16:47:11</dc:date>
            </office:change-info>
          </text:insertion>
        </text:changed-region>
        <text:changed-region xml:id="ct105553122231952" text:id="ct105553122231952">
          <text:deletion>
            <office:change-info>
              <dc:creator>Bob Jacobsen</dc:creator>
              <dc:date>2023-03-30T14:47:58</dc:date>
            </office:change-info>
            <text:p text:style-name="P34">v</text:p>
          </text:deletion>
        </text:changed-region>
        <text:changed-region xml:id="ct105553122231712" text:id="ct105553122231712">
          <text:insertion>
            <office:change-info>
              <dc:creator>Bob Jacobsen</dc:creator>
              <dc:date>2023-03-30T15:36:59</dc:date>
            </office:change-info>
          </text:insertion>
        </text:changed-region>
        <text:changed-region xml:id="ct105553122232192" text:id="ct105553122232192">
          <text:deletion>
            <office:change-info>
              <dc:creator>Bob Jacobsen</dc:creator>
              <dc:date>2023-03-30T15:36:59</dc:date>
            </office:change-info>
            <text:p text:style-name="P34">N</text:p>
          </text:deletion>
        </text:changed-region>
        <text:changed-region xml:id="ct105553122232432" text:id="ct105553122232432">
          <text:insertion>
            <office:change-info>
              <dc:creator>Bob Jacobsen</dc:creator>
              <dc:date>2023-03-30T15:37:02</dc:date>
            </office:change-info>
          </text:insertion>
        </text:changed-region>
        <text:changed-region xml:id="ct105553122232672" text:id="ct105553122232672">
          <text:deletion>
            <office:change-info>
              <dc:creator>Bob Jacobsen</dc:creator>
              <dc:date>2023-03-30T15:37:02</dc:date>
            </office:change-info>
            <text:p text:style-name="P34">D</text:p>
          </text:deletion>
        </text:changed-region>
        <text:changed-region xml:id="ct105553122232912" text:id="ct105553122232912">
          <text:insertion>
            <office:change-info>
              <dc:creator>Bob Jacobsen</dc:creator>
              <dc:date>2023-03-30T15:37:07</dc:date>
            </office:change-info>
          </text:insertion>
        </text:changed-region>
        <text:changed-region xml:id="ct105553122233152" text:id="ct105553122233152">
          <text:deletion>
            <office:change-info>
              <dc:creator>Bob Jacobsen</dc:creator>
              <dc:date>2023-03-30T15:37:06</dc:date>
            </office:change-info>
            <text:p text:style-name="P34">N</text:p>
          </text:deletion>
        </text:changed-region>
        <text:changed-region xml:id="ct105553122127344" text:id="ct105553122127344">
          <text:insertion>
            <office:change-info>
              <dc:creator>Bob Jacobsen</dc:creator>
              <dc:date>2023-03-30T15:37:36</dc:date>
            </office:change-info>
          </text:insertion>
        </text:changed-region>
        <text:changed-region xml:id="ct105553122127584" text:id="ct105553122127584">
          <text:deletion>
            <office:change-info>
              <dc:creator>Bob Jacobsen</dc:creator>
              <dc:date>2023-03-30T14:48:08</dc:date>
            </office:change-info>
            <text:p text:style-name="Standard"><text:span text:style-name="T65">v</text:span></text:p>
          </text:deletion>
        </text:changed-region>
        <text:changed-region xml:id="ct105553122127824" text:id="ct105553122127824">
          <text:insertion>
            <office:change-info>
              <dc:creator>Bob Jacobsen</dc:creator>
              <dc:date>2023-03-30T15:37:32</dc:date>
            </office:change-info>
          </text:insertion>
        </text:changed-region>
        <text:changed-region xml:id="ct105553122128064" text:id="ct105553122128064">
          <text:deletion>
            <office:change-info>
              <dc:creator>Bob Jacobsen</dc:creator>
              <dc:date>2023-03-30T14:48:14</dc:date>
            </office:change-info>
            <text:p text:style-name="Standard"><text:span text:style-name="T65">v</text:span></text:p>
          </text:deletion>
        </text:changed-region>
        <text:changed-region xml:id="ct105553122127104" text:id="ct105553122127104">
          <text:insertion>
            <office:change-info>
              <dc:creator>Bob Jacobsen</dc:creator>
              <dc:date>2023-03-30T11:14:32</dc:date>
            </office:change-info>
          </text:insertion>
        </text:changed-region>
        <text:changed-region xml:id="ct105553122128304" text:id="ct105553122128304">
          <text:deletion>
            <office:change-info>
              <dc:creator>Bob Jacobsen</dc:creator>
              <dc:date>2023-03-30T10:49:37</dc:date>
            </office:change-info>
            <text:p text:style-name="Standard"><text:span text:style-name="T15">1.</text:span></text:p>
          </text:deletion>
        </text:changed-region>
        <text:changed-region xml:id="ct105553122128544" text:id="ct105553122128544">
          <text:deletion>
            <office:change-info>
              <dc:creator>Bob Jacobsen</dc:creator>
              <dc:date>2023-03-30T09:49:25</dc:date>
            </office:change-info>
            <text:p text:style-name="Standard"><text:span text:style-name="T13">1</text:span></text:p>
          </text:deletion>
        </text:changed-region>
        <text:changed-region xml:id="ct105553122129024" text:id="ct105553122129024">
          <text:insertion>
            <office:change-info>
              <dc:creator>Bob Jacobsen</dc:creator>
              <dc:date>2023-03-30T10:49:42</dc:date>
            </office:change-info>
          </text:insertion>
        </text:changed-region>
        <text:changed-region xml:id="ct105553122129264" text:id="ct105553122129264">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122129504" text:id="ct105553122129504">
          <text:insertion>
            <office:change-info>
              <dc:creator>Bob Jacobsen</dc:creator>
              <dc:date>2023-03-30T10:49:46</dc:date>
            </office:change-info>
          </text:insertion>
        </text:changed-region>
        <text:changed-region xml:id="ct105553122129744" text:id="ct105553122129744">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8">1</text:span></text:span></text:a></text:p>
          </text:deletion>
        </text:changed-region>
        <text:changed-region xml:id="ct105553122128784" text:id="ct105553122128784">
          <text:insertion>
            <office:change-info>
              <dc:creator>Bob Jacobsen</dc:creator>
              <dc:date>2023-03-30T15:43:45</dc:date>
            </office:change-info>
          </text:insertion>
        </text:changed-region>
        <text:changed-region xml:id="ct105553122129984" text:id="ct105553122129984">
          <text:deletion>
            <office:change-info>
              <dc:creator>Bob Jacobsen</dc:creator>
              <dc:date>2023-03-30T15:43:44</dc:date>
            </office:change-info>
            <text:p text:style-name="P25">V</text:p>
          </text:deletion>
        </text:changed-region>
        <text:changed-region xml:id="ct105553122130224" text:id="ct105553122130224">
          <text:insertion>
            <office:change-info>
              <dc:creator>Bob Jacobsen</dc:creator>
              <dc:date>2023-03-30T15:43:53</dc:date>
            </office:change-info>
          </text:insertion>
        </text:changed-region>
        <text:changed-region xml:id="ct105553122130464" text:id="ct105553122130464">
          <text:deletion>
            <office:change-info>
              <dc:creator>Bob Jacobsen</dc:creator>
              <dc:date>2023-03-30T15:43:53</dc:date>
            </office:change-info>
            <text:p text:style-name="P28">V</text:p>
          </text:deletion>
        </text:changed-region>
        <text:changed-region xml:id="ct105553122130704" text:id="ct105553122130704">
          <text:insertion>
            <office:change-info>
              <dc:creator>Bob Jacobsen</dc:creator>
              <dc:date>2023-03-30T15:43:30</dc:date>
            </office:change-info>
          </text:insertion>
        </text:changed-region>
        <text:changed-region xml:id="ct105553122130944" text:id="ct105553122130944">
          <text:deletion>
            <office:change-info>
              <dc:creator>Bob Jacobsen</dc:creator>
              <dc:date>2023-03-30T15:43:29</dc:date>
            </office:change-info>
            <text:p text:style-name="P28">N</text:p>
          </text:deletion>
        </text:changed-region>
        <text:changed-region xml:id="ct105553122131424" text:id="ct105553122131424">
          <text:insertion>
            <office:change-info>
              <dc:creator>Bob Jacobsen</dc:creator>
              <dc:date>2023-03-30T15:44:05</dc:date>
            </office:change-info>
          </text:insertion>
        </text:changed-region>
        <text:changed-region xml:id="ct105553122131664" text:id="ct105553122131664">
          <text:deletion>
            <office:change-info>
              <dc:creator>Bob Jacobsen</dc:creator>
              <dc:date>2023-03-30T15:44:05</dc:date>
            </office:change-info>
            <text:p text:style-name="P36"><text:span text:style-name="T21">D</text:span></text:p>
          </text:deletion>
        </text:changed-region>
        <text:changed-region xml:id="ct105553122148352" text:id="ct105553122148352">
          <text:insertion>
            <office:change-info>
              <dc:creator>Bob Jacobsen</dc:creator>
              <dc:date>2023-03-30T15:44:08</dc:date>
            </office:change-info>
          </text:insertion>
        </text:changed-region>
        <text:changed-region xml:id="ct105553122148592" text:id="ct105553122148592">
          <text:deletion>
            <office:change-info>
              <dc:creator>Bob Jacobsen</dc:creator>
              <dc:date>2023-03-30T15:44:07</dc:date>
            </office:change-info>
            <text:p text:style-name="P36"><text:span text:style-name="T21">E</text:span></text:p>
          </text:deletion>
        </text:changed-region>
        <text:changed-region xml:id="ct105553122148832" text:id="ct105553122148832">
          <text:insertion>
            <office:change-info>
              <dc:creator>Bob Jacobsen</dc:creator>
              <dc:date>2023-03-30T15:38:25</dc:date>
            </office:change-info>
          </text:insertion>
        </text:changed-region>
        <text:changed-region xml:id="ct105553122149072" text:id="ct105553122149072">
          <text:deletion>
            <office:change-info>
              <dc:creator>Bob Jacobsen</dc:creator>
              <dc:date>2023-03-30T15:38:23</dc:date>
            </office:change-info>
            <text:p text:style-name="Standard"><text:span text:style-name="T68">S</text:span></text:p>
          </text:deletion>
        </text:changed-region>
        <text:changed-region xml:id="ct105553122149552" text:id="ct105553122149552">
          <text:insertion>
            <office:change-info>
              <dc:creator>Bob Jacobsen</dc:creator>
              <dc:date>2023-03-30T15:44:12</dc:date>
            </office:change-info>
          </text:insertion>
        </text:changed-region>
        <text:changed-region xml:id="ct105553122149312" text:id="ct105553122149312">
          <text:deletion>
            <office:change-info>
              <dc:creator>Bob Jacobsen</dc:creator>
              <dc:date>2023-03-30T15:44:12</dc:date>
            </office:change-info>
            <text:p text:style-name="Standard"><text:span text:style-name="T18">D</text:span></text:p>
          </text:deletion>
        </text:changed-region>
        <text:changed-region xml:id="ct105553122150032" text:id="ct105553122150032">
          <text:insertion>
            <office:change-info>
              <dc:creator>Bob Jacobsen</dc:creator>
              <dc:date>2023-03-30T15:44:14</dc:date>
            </office:change-info>
          </text:insertion>
        </text:changed-region>
        <text:changed-region xml:id="ct105553122150272" text:id="ct105553122150272">
          <text:deletion>
            <office:change-info>
              <dc:creator>Bob Jacobsen</dc:creator>
              <dc:date>2023-03-30T15:44:14</dc:date>
            </office:change-info>
            <text:p text:style-name="Standard"><text:span text:style-name="T18">E</text:span></text:p>
          </text:deletion>
        </text:changed-region>
        <text:changed-region xml:id="ct105553122149792" text:id="ct105553122149792">
          <text:insertion>
            <office:change-info>
              <dc:creator>Bob Jacobsen</dc:creator>
              <dc:date>2023-03-30T15:38:33</dc:date>
            </office:change-info>
          </text:insertion>
        </text:changed-region>
        <text:changed-region xml:id="ct105553122150512" text:id="ct105553122150512">
          <text:deletion>
            <office:change-info>
              <dc:creator>Bob Jacobsen</dc:creator>
              <dc:date>2023-03-30T15:38:33</dc:date>
            </office:change-info>
            <text:p text:style-name="Standard"><text:span text:style-name="T18">A</text:span></text:p>
          </text:deletion>
        </text:changed-region>
        <text:changed-region xml:id="ct105553122150752" text:id="ct105553122150752">
          <text:insertion>
            <office:change-info>
              <dc:creator>Bob Jacobsen</dc:creator>
              <dc:date>2023-03-30T15:38:39</dc:date>
            </office:change-info>
          </text:insertion>
        </text:changed-region>
        <text:changed-region xml:id="ct105553122150992" text:id="ct105553122150992">
          <text:deletion>
            <office:change-info>
              <dc:creator>Bob Jacobsen</dc:creator>
              <dc:date>2023-03-30T15:38:39</dc:date>
            </office:change-info>
            <text:p text:style-name="Standard"><text:span text:style-name="T18">D</text:span></text:p>
          </text:deletion>
        </text:changed-region>
        <text:changed-region xml:id="ct105553122151232" text:id="ct105553122151232">
          <text:insertion>
            <office:change-info>
              <dc:creator>Bob Jacobsen</dc:creator>
              <dc:date>2023-03-30T15:38:42</dc:date>
            </office:change-info>
          </text:insertion>
        </text:changed-region>
        <text:changed-region xml:id="ct105553122151472" text:id="ct105553122151472">
          <text:deletion>
            <office:change-info>
              <dc:creator>Bob Jacobsen</dc:creator>
              <dc:date>2023-03-30T15:38:41</dc:date>
            </office:change-info>
            <text:p text:style-name="Standard"><text:span text:style-name="T18">E</text:span></text:p>
          </text:deletion>
        </text:changed-region>
        <text:changed-region xml:id="ct105553122151712" text:id="ct105553122151712">
          <text:insertion>
            <office:change-info>
              <dc:creator>Bob Jacobsen</dc:creator>
              <dc:date>2023-03-30T15:38:48</dc:date>
            </office:change-info>
          </text:insertion>
        </text:changed-region>
        <text:changed-region xml:id="ct105553122151952" text:id="ct105553122151952">
          <text:deletion>
            <office:change-info>
              <dc:creator>Bob Jacobsen</dc:creator>
              <dc:date>2023-03-30T15:38:48</dc:date>
            </office:change-info>
            <text:p text:style-name="P30">C</text:p>
          </text:deletion>
        </text:changed-region>
        <text:changed-region xml:id="ct105553122152192" text:id="ct105553122152192">
          <text:insertion>
            <office:change-info>
              <dc:creator>Bob Jacobsen</dc:creator>
              <dc:date>2023-03-30T15:38:50</dc:date>
            </office:change-info>
          </text:insertion>
        </text:changed-region>
        <text:changed-region xml:id="ct105553122152432" text:id="ct105553122152432">
          <text:deletion>
            <office:change-info>
              <dc:creator>Bob Jacobsen</dc:creator>
              <dc:date>2023-03-30T15:38:50</dc:date>
            </office:change-info>
            <text:p text:style-name="P30">T</text:p>
          </text:deletion>
        </text:changed-region>
        <text:changed-region xml:id="ct105553122152672" text:id="ct105553122152672">
          <text:insertion>
            <office:change-info>
              <dc:creator>Bob Jacobsen</dc:creator>
              <dc:date>2023-03-30T15:38:56</dc:date>
            </office:change-info>
          </text:insertion>
        </text:changed-region>
        <text:changed-region xml:id="ct105553122152912" text:id="ct105553122152912">
          <text:deletion>
            <office:change-info>
              <dc:creator>Bob Jacobsen</dc:creator>
              <dc:date>2023-03-30T15:38:56</dc:date>
            </office:change-info>
            <text:p text:style-name="P31">D</text:p>
          </text:deletion>
        </text:changed-region>
        <text:changed-region xml:id="ct105553122153152" text:id="ct105553122153152">
          <text:insertion>
            <office:change-info>
              <dc:creator>Bob Jacobsen</dc:creator>
              <dc:date>2023-03-30T15:38:59</dc:date>
            </office:change-info>
          </text:insertion>
        </text:changed-region>
        <text:changed-region xml:id="ct105553122153392" text:id="ct105553122153392">
          <text:deletion>
            <office:change-info>
              <dc:creator>Bob Jacobsen</dc:creator>
              <dc:date>2023-03-30T15:38:58</dc:date>
            </office:change-info>
            <text:p text:style-name="P31">E</text:p>
          </text:deletion>
        </text:changed-region>
        <text:changed-region xml:id="ct105553122153632" text:id="ct105553122153632">
          <text:insertion>
            <office:change-info>
              <dc:creator>Bob Jacobsen</dc:creator>
              <dc:date>2023-03-30T14:52:33</dc:date>
            </office:change-info>
          </text:insertion>
        </text:changed-region>
        <text:changed-region xml:id="ct105553122154112" text:id="ct105553122154112">
          <text:insertion>
            <office:change-info>
              <dc:creator>Bob Jacobsen</dc:creator>
              <dc:date>2023-03-30T15:39:05</dc:date>
            </office:change-info>
          </text:insertion>
        </text:changed-region>
        <text:changed-region xml:id="ct105553122153872" text:id="ct105553122153872">
          <text:deletion>
            <office:change-info>
              <dc:creator>Bob Jacobsen</dc:creator>
              <dc:date>2023-03-30T15:39:05</dc:date>
            </office:change-info>
            <text:p text:style-name="P29">D</text:p>
          </text:deletion>
        </text:changed-region>
        <text:changed-region xml:id="ct105553122154352" text:id="ct105553122154352">
          <text:insertion>
            <office:change-info>
              <dc:creator>Bob Jacobsen</dc:creator>
              <dc:date>2023-03-30T15:39:07</dc:date>
            </office:change-info>
          </text:insertion>
        </text:changed-region>
        <text:changed-region xml:id="ct105553122154592" text:id="ct105553122154592">
          <text:deletion>
            <office:change-info>
              <dc:creator>Bob Jacobsen</dc:creator>
              <dc:date>2023-03-30T15:39:07</dc:date>
            </office:change-info>
            <text:p text:style-name="P29">E</text:p>
          </text:deletion>
        </text:changed-region>
        <text:changed-region xml:id="ct105553122154832" text:id="ct105553122154832">
          <text:insertion>
            <office:change-info>
              <dc:creator>Bob Jacobsen</dc:creator>
              <dc:date>2023-03-30T09:34:19</dc:date>
            </office:change-info>
          </text:insertion>
        </text:changed-region>
        <text:changed-region xml:id="ct105553122155072" text:id="ct105553122155072">
          <text:insertion>
            <office:change-info>
              <dc:creator>Bob Jacobsen</dc:creator>
              <dc:date>2023-03-30T15:39:19</dc:date>
            </office:change-info>
          </text:insertion>
        </text:changed-region>
        <text:changed-region xml:id="ct105553122155312" text:id="ct105553122155312">
          <text:deletion>
            <office:change-info>
              <dc:creator>Bob Jacobsen</dc:creator>
              <dc:date>2023-03-30T15:39:19</dc:date>
            </office:change-info>
            <text:p text:style-name="P49"><text:span text:style-name="T52">A</text:span></text:p>
          </text:deletion>
        </text:changed-region>
        <text:changed-region xml:id="ct105553122156032" text:id="ct105553122156032">
          <text:insertion>
            <office:change-info>
              <dc:creator>Bob Jacobsen</dc:creator>
              <dc:date>2023-03-30T15:39:29</dc:date>
            </office:change-info>
          </text:insertion>
        </text:changed-region>
        <text:changed-region xml:id="ct105553122156512" text:id="ct105553122156512">
          <text:deletion>
            <office:change-info>
              <dc:creator>Bob Jacobsen</dc:creator>
              <dc:date>2023-03-30T15:39:29</dc:date>
            </office:change-info>
            <text:p text:style-name="P31">D</text:p>
          </text:deletion>
        </text:changed-region>
        <text:changed-region xml:id="ct105553122156992" text:id="ct105553122156992">
          <text:insertion>
            <office:change-info>
              <dc:creator>Bob Jacobsen</dc:creator>
              <dc:date>2023-03-30T15:39:31</dc:date>
            </office:change-info>
          </text:insertion>
        </text:changed-region>
        <text:changed-region xml:id="ct105553122157472" text:id="ct105553122157472">
          <text:deletion>
            <office:change-info>
              <dc:creator>Bob Jacobsen</dc:creator>
              <dc:date>2023-03-30T15:39:31</dc:date>
            </office:change-info>
            <text:p text:style-name="P31">E</text:p>
          </text:deletion>
        </text:changed-region>
        <text:changed-region xml:id="ct105553122158432" text:id="ct105553122158432">
          <text:insertion>
            <office:change-info>
              <dc:creator>Bob Jacobsen</dc:creator>
              <dc:date>2023-03-30T15:39:35</dc:date>
            </office:change-info>
          </text:insertion>
        </text:changed-region>
        <text:changed-region xml:id="ct105553122158912" text:id="ct105553122158912">
          <text:deletion>
            <office:change-info>
              <dc:creator>Bob Jacobsen</dc:creator>
              <dc:date>2023-03-30T15:39:35</dc:date>
            </office:change-info>
            <text:p text:style-name="P31"><text:span text:style-name="T44">E</text:span></text:p>
          </text:deletion>
        </text:changed-region>
        <text:changed-region xml:id="ct105553122159392" text:id="ct105553122159392">
          <text:insertion>
            <office:change-info>
              <dc:creator>Bob Jacobsen</dc:creator>
              <dc:date>2023-03-30T15:39:37</dc:date>
            </office:change-info>
          </text:insertion>
        </text:changed-region>
        <text:changed-region xml:id="ct105553122159872" text:id="ct105553122159872">
          <text:deletion>
            <office:change-info>
              <dc:creator>Bob Jacobsen</dc:creator>
              <dc:date>2023-03-30T15:39:37</dc:date>
            </office:change-info>
            <text:p text:style-name="P31"><text:span text:style-name="T44">A</text:span></text:p>
          </text:deletion>
        </text:changed-region>
        <text:changed-region xml:id="ct105553122160352" text:id="ct105553122160352">
          <text:insertion>
            <office:change-info>
              <dc:creator>Bob Jacobsen</dc:creator>
              <dc:date>2023-03-30T15:39:40</dc:date>
            </office:change-info>
          </text:insertion>
        </text:changed-region>
        <text:changed-region xml:id="ct105553122160832" text:id="ct105553122160832">
          <text:deletion>
            <office:change-info>
              <dc:creator>Bob Jacobsen</dc:creator>
              <dc:date>2023-03-30T15:39:40</dc:date>
            </office:change-info>
            <text:p text:style-name="P31"><text:span text:style-name="T44">D</text:span></text:p>
          </text:deletion>
        </text:changed-region>
        <text:changed-region xml:id="ct105553122161312" text:id="ct105553122161312">
          <text:insertion>
            <office:change-info>
              <dc:creator>Bob Jacobsen</dc:creator>
              <dc:date>2023-03-30T15:39:42</dc:date>
            </office:change-info>
          </text:insertion>
        </text:changed-region>
        <text:changed-region xml:id="ct105553122161792" text:id="ct105553122161792">
          <text:deletion>
            <office:change-info>
              <dc:creator>Bob Jacobsen</dc:creator>
              <dc:date>2023-03-30T15:39:42</dc:date>
            </office:change-info>
            <text:p text:style-name="P31"><text:span text:style-name="T44">E</text:span></text:p>
          </text:deletion>
        </text:changed-region>
        <text:changed-region xml:id="ct105553122162272" text:id="ct105553122162272">
          <text:insertion>
            <office:change-info>
              <dc:creator>Bob Jacobsen</dc:creator>
              <dc:date>2023-03-30T15:39:46</dc:date>
            </office:change-info>
          </text:insertion>
        </text:changed-region>
        <text:changed-region xml:id="ct105553122162752" text:id="ct105553122162752">
          <text:deletion>
            <office:change-info>
              <dc:creator>Bob Jacobsen</dc:creator>
              <dc:date>2023-03-30T15:39:46</dc:date>
            </office:change-info>
            <text:p text:style-name="P31"><text:span text:style-name="T44">D</text:span></text:p>
          </text:deletion>
        </text:changed-region>
        <text:changed-region xml:id="ct105553122163232" text:id="ct105553122163232">
          <text:insertion>
            <office:change-info>
              <dc:creator>Bob Jacobsen</dc:creator>
              <dc:date>2023-03-30T15:39:48</dc:date>
            </office:change-info>
          </text:insertion>
        </text:changed-region>
        <text:changed-region xml:id="ct105553122163712" text:id="ct105553122163712">
          <text:deletion>
            <office:change-info>
              <dc:creator>Bob Jacobsen</dc:creator>
              <dc:date>2023-03-30T15:39:48</dc:date>
            </office:change-info>
            <text:p text:style-name="P31"><text:span text:style-name="T44">E</text:span></text:p>
          </text:deletion>
        </text:changed-region>
        <text:changed-region xml:id="ct105553122164192" text:id="ct105553122164192">
          <text:insertion>
            <office:change-info>
              <dc:creator>Bob Jacobsen</dc:creator>
              <dc:date>2023-03-30T15:39:52</dc:date>
            </office:change-info>
          </text:insertion>
        </text:changed-region>
        <text:changed-region xml:id="ct105553122131184" text:id="ct105553122131184">
          <text:deletion>
            <office:change-info>
              <dc:creator>Bob Jacobsen</dc:creator>
              <dc:date>2023-03-30T15:39:52</dc:date>
            </office:change-info>
            <text:p text:style-name="P31">A</text:p>
          </text:deletion>
        </text:changed-region>
        <text:changed-region xml:id="ct105553122113120" text:id="ct105553122113120">
          <text:insertion>
            <office:change-info>
              <dc:creator>Bob Jacobsen</dc:creator>
              <dc:date>2023-03-30T15:39:55</dc:date>
            </office:change-info>
          </text:insertion>
        </text:changed-region>
        <text:changed-region xml:id="ct105553122113840" text:id="ct105553122113840">
          <text:deletion>
            <office:change-info>
              <dc:creator>Bob Jacobsen</dc:creator>
              <dc:date>2023-03-30T15:39:55</dc:date>
            </office:change-info>
            <text:p text:style-name="P31">A</text:p>
          </text:deletion>
        </text:changed-region>
        <text:changed-region xml:id="ct105553122114080" text:id="ct105553122114080">
          <text:insertion>
            <office:change-info>
              <dc:creator>Bob Jacobsen</dc:creator>
              <dc:date>2023-03-30T15:39:57</dc:date>
            </office:change-info>
          </text:insertion>
        </text:changed-region>
        <text:changed-region xml:id="ct105553122114320" text:id="ct105553122114320">
          <text:deletion>
            <office:change-info>
              <dc:creator>Bob Jacobsen</dc:creator>
              <dc:date>2023-03-30T15:39:57</dc:date>
            </office:change-info>
            <text:p text:style-name="P31">S</text:p>
          </text:deletion>
        </text:changed-region>
        <text:changed-region xml:id="ct105553122114560" text:id="ct105553122114560">
          <text:insertion>
            <office:change-info>
              <dc:creator>Bob Jacobsen</dc:creator>
              <dc:date>2023-03-30T14:51:30</dc:date>
            </office:change-info>
          </text:insertion>
        </text:changed-region>
        <text:changed-region xml:id="ct105553122114800" text:id="ct105553122114800">
          <text:insertion>
            <office:change-info>
              <dc:creator>Bob Jacobsen</dc:creator>
              <dc:date>2023-03-30T15:40:03</dc:date>
            </office:change-info>
          </text:insertion>
        </text:changed-region>
        <text:changed-region xml:id="ct105553122115040" text:id="ct105553122115040">
          <text:deletion>
            <office:change-info>
              <dc:creator>Bob Jacobsen</dc:creator>
              <dc:date>2023-03-30T15:40:03</dc:date>
            </office:change-info>
            <text:p text:style-name="P32"><text:span text:style-name="T31">V</text:span></text:p>
          </text:deletion>
        </text:changed-region>
        <text:changed-region xml:id="ct105553122115280" text:id="ct105553122115280">
          <text:insertion>
            <office:change-info>
              <dc:creator>Bob Jacobsen</dc:creator>
              <dc:date>2023-03-30T15:40:06</dc:date>
            </office:change-info>
          </text:insertion>
        </text:changed-region>
        <text:changed-region xml:id="ct105553122157952" text:id="ct105553122157952">
          <text:deletion>
            <office:change-info>
              <dc:creator>Bob Jacobsen</dc:creator>
              <dc:date>2023-03-30T15:40:06</dc:date>
            </office:change-info>
            <text:p text:style-name="P32">V</text:p>
          </text:deletion>
        </text:changed-region>
        <text:changed-region xml:id="ct105553122050048" text:id="ct105553122050048">
          <text:insertion>
            <office:change-info>
              <dc:creator>Bob Jacobsen</dc:creator>
              <dc:date>2023-03-30T15:40:12</dc:date>
            </office:change-info>
          </text:insertion>
        </text:changed-region>
        <text:changed-region xml:id="ct105553122050288" text:id="ct105553122050288">
          <text:deletion>
            <office:change-info>
              <dc:creator>Bob Jacobsen</dc:creator>
              <dc:date>2023-03-30T15:40:12</dc:date>
            </office:change-info>
            <text:p text:style-name="P33"><text:span text:style-name="T6">D</text:span></text:p>
          </text:deletion>
        </text:changed-region>
        <text:changed-region xml:id="ct105553122050528" text:id="ct105553122050528">
          <text:insertion>
            <office:change-info>
              <dc:creator>Bob Jacobsen</dc:creator>
              <dc:date>2023-03-30T15:40:14</dc:date>
            </office:change-info>
          </text:insertion>
        </text:changed-region>
        <text:changed-region xml:id="ct105553122050768" text:id="ct105553122050768">
          <text:deletion>
            <office:change-info>
              <dc:creator>Bob Jacobsen</dc:creator>
              <dc:date>2023-03-30T15:40:14</dc:date>
            </office:change-info>
            <text:p text:style-name="P33"><text:span text:style-name="T6">E</text:span></text:p>
          </text:deletion>
        </text:changed-region>
        <text:changed-region xml:id="ct105553122051008" text:id="ct105553122051008">
          <text:insertion>
            <office:change-info>
              <dc:creator>Bob Jacobsen</dc:creator>
              <dc:date>2023-03-30T15:40:17</dc:date>
            </office:change-info>
          </text:insertion>
        </text:changed-region>
        <text:changed-region xml:id="ct105553122051248" text:id="ct105553122051248">
          <text:deletion>
            <office:change-info>
              <dc:creator>Bob Jacobsen</dc:creator>
              <dc:date>2023-03-30T15:40:17</dc:date>
            </office:change-info>
            <text:p text:style-name="P33"><text:span text:style-name="T6">D</text:span></text:p>
          </text:deletion>
        </text:changed-region>
        <text:changed-region xml:id="ct105553122051488" text:id="ct105553122051488">
          <text:insertion>
            <office:change-info>
              <dc:creator>Bob Jacobsen</dc:creator>
              <dc:date>2023-03-30T15:40:18</dc:date>
            </office:change-info>
          </text:insertion>
        </text:changed-region>
        <text:changed-region xml:id="ct105553122051728" text:id="ct105553122051728">
          <text:deletion>
            <office:change-info>
              <dc:creator>Bob Jacobsen</dc:creator>
              <dc:date>2023-03-30T15:40:18</dc:date>
            </office:change-info>
            <text:p text:style-name="P33"><text:span text:style-name="T6">E</text:span></text:p>
          </text:deletion>
        </text:changed-region>
        <text:changed-region xml:id="ct105553122051968" text:id="ct105553122051968">
          <text:insertion>
            <office:change-info>
              <dc:creator>Bob Jacobsen</dc:creator>
              <dc:date>2023-03-30T15:40:21</dc:date>
            </office:change-info>
          </text:insertion>
        </text:changed-region>
        <text:changed-region xml:id="ct105553122052208" text:id="ct105553122052208">
          <text:deletion>
            <office:change-info>
              <dc:creator>Bob Jacobsen</dc:creator>
              <dc:date>2023-03-30T15:40:21</dc:date>
            </office:change-info>
            <text:p text:style-name="P33"><text:span text:style-name="T6">D</text:span></text:p>
          </text:deletion>
        </text:changed-region>
        <text:changed-region xml:id="ct105553122052448" text:id="ct105553122052448">
          <text:insertion>
            <office:change-info>
              <dc:creator>Bob Jacobsen</dc:creator>
              <dc:date>2023-03-30T15:40:23</dc:date>
            </office:change-info>
          </text:insertion>
        </text:changed-region>
        <text:changed-region xml:id="ct105553122052688" text:id="ct105553122052688">
          <text:deletion>
            <office:change-info>
              <dc:creator>Bob Jacobsen</dc:creator>
              <dc:date>2023-03-30T15:40:23</dc:date>
            </office:change-info>
            <text:p text:style-name="P33"><text:span text:style-name="T6">E</text:span></text:p>
          </text:deletion>
        </text:changed-region>
        <text:changed-region xml:id="ct105553122053168" text:id="ct105553122053168">
          <text:insertion>
            <office:change-info>
              <dc:creator>Bob Jacobsen</dc:creator>
              <dc:date>2023-03-30T15:40:28</dc:date>
            </office:change-info>
          </text:insertion>
        </text:changed-region>
        <text:changed-region xml:id="ct105553122053408" text:id="ct105553122053408">
          <text:deletion>
            <office:change-info>
              <dc:creator>Bob Jacobsen</dc:creator>
              <dc:date>2023-03-30T15:40:28</dc:date>
            </office:change-info>
            <text:p text:style-name="P9">D</text:p>
          </text:deletion>
        </text:changed-region>
        <text:changed-region xml:id="ct105553122053648" text:id="ct105553122053648">
          <text:insertion>
            <office:change-info>
              <dc:creator>Bob Jacobsen</dc:creator>
              <dc:date>2023-03-30T15:40:30</dc:date>
            </office:change-info>
          </text:insertion>
        </text:changed-region>
        <text:changed-region xml:id="ct105553122053888" text:id="ct105553122053888">
          <text:deletion>
            <office:change-info>
              <dc:creator>Bob Jacobsen</dc:creator>
              <dc:date>2023-03-30T15:40:30</dc:date>
            </office:change-info>
            <text:p text:style-name="P9">E</text:p>
          </text:deletion>
        </text:changed-region>
        <text:changed-region xml:id="ct105553122052928" text:id="ct105553122052928">
          <text:insertion>
            <office:change-info>
              <dc:creator>Bob Jacobsen</dc:creator>
              <dc:date>2023-03-30T15:40:33</dc:date>
            </office:change-info>
          </text:insertion>
        </text:changed-region>
        <text:changed-region xml:id="ct105553122054128" text:id="ct105553122054128">
          <text:deletion>
            <office:change-info>
              <dc:creator>Bob Jacobsen</dc:creator>
              <dc:date>2023-03-30T15:40:33</dc:date>
            </office:change-info>
            <text:p text:style-name="P16">E</text:p>
          </text:deletion>
        </text:changed-region>
        <text:changed-region xml:id="ct105553122054368" text:id="ct105553122054368">
          <text:insertion>
            <office:change-info>
              <dc:creator>Bob Jacobsen</dc:creator>
              <dc:date>2023-03-30T15:40:35</dc:date>
            </office:change-info>
          </text:insertion>
        </text:changed-region>
        <text:changed-region xml:id="ct105553122054608" text:id="ct105553122054608">
          <text:deletion>
            <office:change-info>
              <dc:creator>Bob Jacobsen</dc:creator>
              <dc:date>2023-03-30T15:40:35</dc:date>
            </office:change-info>
            <text:p text:style-name="P16">A</text:p>
          </text:deletion>
        </text:changed-region>
        <text:changed-region xml:id="ct105553122054848" text:id="ct105553122054848">
          <text:insertion>
            <office:change-info>
              <dc:creator>Bob Jacobsen</dc:creator>
              <dc:date>2023-03-30T15:40:38</dc:date>
            </office:change-info>
          </text:insertion>
        </text:changed-region>
        <text:changed-region xml:id="ct105553122055088" text:id="ct105553122055088">
          <text:deletion>
            <office:change-info>
              <dc:creator>Bob Jacobsen</dc:creator>
              <dc:date>2023-03-30T15:40:38</dc:date>
            </office:change-info>
            <text:p text:style-name="P16"><text:span text:style-name="T21">E</text:span></text:p>
          </text:deletion>
        </text:changed-region>
        <text:changed-region xml:id="ct105553122055328" text:id="ct105553122055328">
          <text:insertion>
            <office:change-info>
              <dc:creator>Bob Jacobsen</dc:creator>
              <dc:date>2023-03-30T15:40:40</dc:date>
            </office:change-info>
          </text:insertion>
        </text:changed-region>
        <text:changed-region xml:id="ct105553122055568" text:id="ct105553122055568">
          <text:deletion>
            <office:change-info>
              <dc:creator>Bob Jacobsen</dc:creator>
              <dc:date>2023-03-30T15:40:40</dc:date>
            </office:change-info>
            <text:p text:style-name="P16"><text:span text:style-name="T21">A</text:span></text:p>
          </text:deletion>
        </text:changed-region>
        <text:changed-region xml:id="ct105553122055808" text:id="ct105553122055808">
          <text:insertion>
            <office:change-info>
              <dc:creator>Bob Jacobsen</dc:creator>
              <dc:date>2023-03-30T15:40:43</dc:date>
            </office:change-info>
          </text:insertion>
        </text:changed-region>
        <text:changed-region xml:id="ct105553122056048" text:id="ct105553122056048">
          <text:deletion>
            <office:change-info>
              <dc:creator>Bob Jacobsen</dc:creator>
              <dc:date>2023-03-30T15:40:42</dc:date>
            </office:change-info>
            <text:p text:style-name="P16"><text:span text:style-name="T21">D</text:span></text:p>
          </text:deletion>
        </text:changed-region>
        <text:changed-region xml:id="ct105553122056288" text:id="ct105553122056288">
          <text:insertion>
            <office:change-info>
              <dc:creator>Bob Jacobsen</dc:creator>
              <dc:date>2023-03-30T15:40:44</dc:date>
            </office:change-info>
          </text:insertion>
        </text:changed-region>
        <text:changed-region xml:id="ct105553122056528" text:id="ct105553122056528">
          <text:deletion>
            <office:change-info>
              <dc:creator>Bob Jacobsen</dc:creator>
              <dc:date>2023-03-30T15:40:44</dc:date>
            </office:change-info>
            <text:p text:style-name="P16"><text:span text:style-name="T21">E</text:span></text:p>
          </text:deletion>
        </text:changed-region>
        <text:changed-region xml:id="ct105553122056768" text:id="ct105553122056768">
          <text:insertion>
            <office:change-info>
              <dc:creator>Bob Jacobsen</dc:creator>
              <dc:date>2023-03-30T15:40:48</dc:date>
            </office:change-info>
          </text:insertion>
        </text:changed-region>
        <text:changed-region xml:id="ct105553122057008" text:id="ct105553122057008">
          <text:deletion>
            <office:change-info>
              <dc:creator>Bob Jacobsen</dc:creator>
              <dc:date>2023-03-30T15:40:48</dc:date>
            </office:change-info>
            <text:p text:style-name="P16"><text:span text:style-name="T21">S</text:span></text:p>
          </text:deletion>
        </text:changed-region>
        <text:changed-region xml:id="ct105553122057248" text:id="ct105553122057248">
          <text:insertion>
            <office:change-info>
              <dc:creator>Bob Jacobsen</dc:creator>
              <dc:date>2023-03-30T15:40:51</dc:date>
            </office:change-info>
          </text:insertion>
        </text:changed-region>
        <text:changed-region xml:id="ct105553122057488" text:id="ct105553122057488">
          <text:deletion>
            <office:change-info>
              <dc:creator>Bob Jacobsen</dc:creator>
              <dc:date>2023-03-30T15:40:51</dc:date>
            </office:change-info>
            <text:p text:style-name="P16"><text:span text:style-name="T21">E</text:span></text:p>
          </text:deletion>
        </text:changed-region>
        <text:changed-region xml:id="ct105553122057728" text:id="ct105553122057728">
          <text:insertion>
            <office:change-info>
              <dc:creator>Bob Jacobsen</dc:creator>
              <dc:date>2023-03-30T15:40:54</dc:date>
            </office:change-info>
          </text:insertion>
        </text:changed-region>
        <text:changed-region xml:id="ct105553122057968" text:id="ct105553122057968">
          <text:deletion>
            <office:change-info>
              <dc:creator>Bob Jacobsen</dc:creator>
              <dc:date>2023-03-30T15:40:54</dc:date>
            </office:change-info>
            <text:p text:style-name="P16"><text:span text:style-name="T21">A</text:span></text:p>
          </text:deletion>
        </text:changed-region>
        <text:changed-region xml:id="ct105553122058208" text:id="ct105553122058208">
          <text:insertion>
            <office:change-info>
              <dc:creator>Bob Jacobsen</dc:creator>
              <dc:date>2023-03-30T15:40:56</dc:date>
            </office:change-info>
          </text:insertion>
        </text:changed-region>
        <text:changed-region xml:id="ct105553122058448" text:id="ct105553122058448">
          <text:deletion>
            <office:change-info>
              <dc:creator>Bob Jacobsen</dc:creator>
              <dc:date>2023-03-30T15:40:56</dc:date>
            </office:change-info>
            <text:p text:style-name="P16"><text:span text:style-name="T21">A</text:span></text:p>
          </text:deletion>
        </text:changed-region>
        <text:changed-region xml:id="ct105553122058688" text:id="ct105553122058688">
          <text:insertion>
            <office:change-info>
              <dc:creator>Bob Jacobsen</dc:creator>
              <dc:date>2023-03-30T15:41:02</dc:date>
            </office:change-info>
          </text:insertion>
        </text:changed-region>
        <text:changed-region xml:id="ct105553122058928" text:id="ct105553122058928">
          <text:deletion>
            <office:change-info>
              <dc:creator>Bob Jacobsen</dc:creator>
              <dc:date>2023-03-30T15:41:02</dc:date>
            </office:change-info>
            <text:p text:style-name="P10">V</text:p>
          </text:deletion>
        </text:changed-region>
        <text:changed-region xml:id="ct105553122059168" text:id="ct105553122059168">
          <text:insertion>
            <office:change-info>
              <dc:creator>Bob Jacobsen</dc:creator>
              <dc:date>2023-03-30T15:41:05</dc:date>
            </office:change-info>
          </text:insertion>
        </text:changed-region>
        <text:changed-region xml:id="ct105553122059408" text:id="ct105553122059408">
          <text:deletion>
            <office:change-info>
              <dc:creator>Bob Jacobsen</dc:creator>
              <dc:date>2023-03-30T15:41:05</dc:date>
            </office:change-info>
            <text:p text:style-name="P10">S</text:p>
          </text:deletion>
        </text:changed-region>
        <text:changed-region xml:id="ct105553122059648" text:id="ct105553122059648">
          <text:insertion>
            <office:change-info>
              <dc:creator>Bob Jacobsen</dc:creator>
              <dc:date>2023-08-21T07:41:11</dc:date>
            </office:change-info>
          </text:insertion>
        </text:changed-region>
        <text:changed-region xml:id="ct105553121607136" text:id="ct105553121607136">
          <text:insertion>
            <office:change-info>
              <dc:creator>Bob Jacobsen</dc:creator>
              <dc:date>2024-06-30T16:42:14</dc:date>
            </office:change-info>
          </text:insertion>
        </text:changed-region>
        <text:changed-region xml:id="ct105553122181120" text:id="ct105553122181120">
          <text:insertion>
            <office:change-info>
              <dc:creator>Bob Jacobsen</dc:creator>
              <dc:date>2024-06-30T16:44:21</dc:date>
            </office:change-info>
          </text:insertion>
        </text:changed-region>
        <text:changed-region xml:id="ct105553122131968" text:id="ct105553122131968">
          <text:insertion>
            <office:change-info>
              <dc:creator>Bob Jacobsen</dc:creator>
              <dc:date>2024-06-30T16:45:02</dc:date>
            </office:change-info>
          </text:insertion>
        </text:changed-region>
        <text:changed-region xml:id="ct105553121614400" text:id="ct105553121614400">
          <text:insertion>
            <office:change-info>
              <dc:creator>Bob Jacobsen</dc:creator>
              <dc:date>2024-06-30T16:43:58</dc:date>
            </office:change-info>
          </text:insertion>
        </text:changed-region>
        <text:changed-region xml:id="ct105553122059888" text:id="ct105553122059888">
          <text:insertion>
            <office:change-info>
              <dc:creator>Bob Jacobsen</dc:creator>
              <dc:date>2023-03-30T15:41:14</dc:date>
            </office:change-info>
          </text:insertion>
        </text:changed-region>
        <text:changed-region xml:id="ct105553122060128" text:id="ct105553122060128">
          <text:deletion>
            <office:change-info>
              <dc:creator>Bob Jacobsen</dc:creator>
              <dc:date>2023-03-30T15:41:14</dc:date>
            </office:change-info>
            <text:p text:style-name="P11">S</text:p>
          </text:deletion>
        </text:changed-region>
        <text:changed-region xml:id="ct105553122060368" text:id="ct105553122060368">
          <text:insertion>
            <office:change-info>
              <dc:creator>Bob Jacobsen</dc:creator>
              <dc:date>2023-03-30T15:41:19</dc:date>
            </office:change-info>
          </text:insertion>
        </text:changed-region>
        <text:changed-region xml:id="ct105553122060608" text:id="ct105553122060608">
          <text:deletion>
            <office:change-info>
              <dc:creator>Bob Jacobsen</dc:creator>
              <dc:date>2023-03-30T15:41:19</dc:date>
            </office:change-info>
            <text:p text:style-name="P19">A</text:p>
          </text:deletion>
        </text:changed-region>
        <text:changed-region xml:id="ct105553122060848" text:id="ct105553122060848">
          <text:deletion>
            <office:change-info>
              <dc:creator>Bob Jacobsen</dc:creator>
              <dc:date>2024-01-17T11:08:09</dc:date>
            </office:change-info>
            <text:p text:style-name="P19">When writing a shorter string, any unused bytes shall be set to 0 (<text:span text:style-name="T48">null</text:span>).</text:p>
          </text:deletion>
        </text:changed-region>
        <text:changed-region xml:id="ct105553122061088" text:id="ct105553122061088">
          <text:insertion>
            <office:change-info>
              <dc:creator>Bob Jacobsen</dc:creator>
              <dc:date>2023-03-30T15:41:35</dc:date>
            </office:change-info>
          </text:insertion>
        </text:changed-region>
        <text:changed-region xml:id="ct105553122061328" text:id="ct105553122061328">
          <text:deletion>
            <office:change-info>
              <dc:creator>Bob Jacobsen</dc:creator>
              <dc:date>2023-03-30T15:41:35</dc:date>
            </office:change-info>
            <text:p text:style-name="P18"><text:span text:style-name="T23">E</text:span></text:p>
          </text:deletion>
        </text:changed-region>
        <text:changed-region xml:id="ct105553122061568" text:id="ct105553122061568">
          <text:insertion>
            <office:change-info>
              <dc:creator>Bob Jacobsen</dc:creator>
              <dc:date>2023-03-30T15:41:29</dc:date>
            </office:change-info>
          </text:insertion>
        </text:changed-region>
        <text:changed-region xml:id="ct105553122061808" text:id="ct105553122061808">
          <text:deletion>
            <office:change-info>
              <dc:creator>Bob Jacobsen</dc:creator>
              <dc:date>2023-03-30T15:41:29</dc:date>
            </office:change-info>
            <text:p text:style-name="P12">S</text:p>
          </text:deletion>
        </text:changed-region>
        <text:changed-region xml:id="ct105553122272400" text:id="ct105553122272400">
          <text:insertion>
            <office:change-info>
              <dc:creator>Bob Jacobsen</dc:creator>
              <dc:date>2023-03-30T15:41:33</dc:date>
            </office:change-info>
          </text:insertion>
        </text:changed-region>
        <text:changed-region xml:id="ct105553122272640" text:id="ct105553122272640">
          <text:deletion>
            <office:change-info>
              <dc:creator>Bob Jacobsen</dc:creator>
              <dc:date>2023-03-30T15:41:33</dc:date>
            </office:change-info>
            <text:p text:style-name="P20">E</text:p>
          </text:deletion>
        </text:changed-region>
        <text:changed-region xml:id="ct105553122273360" text:id="ct105553122273360">
          <text:insertion>
            <office:change-info>
              <dc:creator>Bob Jacobsen</dc:creator>
              <dc:date>2023-03-30T09:34:49</dc:date>
            </office:change-info>
          </text:insertion>
        </text:changed-region>
        <text:changed-region xml:id="ct105553122273120" text:id="ct105553122273120">
          <text:insertion>
            <office:change-info>
              <dc:creator>Bob Jacobsen</dc:creator>
              <dc:date>2023-03-30T09:50:50</dc:date>
            </office:change-info>
          </text:insertion>
        </text:changed-region>
        <text:changed-region xml:id="ct105553122273600" text:id="ct105553122273600">
          <text:insertion>
            <office:change-info>
              <dc:creator>Bob Jacobsen</dc:creator>
              <dc:date>2023-03-30T15:42:09</dc:date>
            </office:change-info>
          </text:insertion>
        </text:changed-region>
        <text:changed-region xml:id="ct105553122273840" text:id="ct105553122273840">
          <text:deletion>
            <office:change-info>
              <dc:creator>Bob Jacobsen</dc:creator>
              <dc:date>2023-03-30T15:42:09</dc:date>
            </office:change-info>
            <text:p text:style-name="P46">T</text:p>
          </text:deletion>
        </text:changed-region>
        <text:changed-region xml:id="ct105553122274080" text:id="ct105553122274080">
          <text:insertion>
            <office:change-info>
              <dc:creator>Bob Jacobsen</dc:creator>
              <dc:date>2023-03-30T15:42:16</dc:date>
            </office:change-info>
          </text:insertion>
        </text:changed-region>
        <text:changed-region xml:id="ct105553122274320" text:id="ct105553122274320">
          <text:deletion>
            <office:change-info>
              <dc:creator>Bob Jacobsen</dc:creator>
              <dc:date>2023-03-30T15:42:16</dc:date>
            </office:change-info>
            <text:p text:style-name="P47">T</text:p>
          </text:deletion>
        </text:changed-region>
        <text:changed-region xml:id="ct105553122274800" text:id="ct105553122274800">
          <text:insertion>
            <office:change-info>
              <dc:creator>Bob Jacobsen</dc:creator>
              <dc:date>2023-03-30T15:42:21</dc:date>
            </office:change-info>
          </text:insertion>
        </text:changed-region>
        <text:changed-region xml:id="ct105553122275040" text:id="ct105553122275040">
          <text:deletion>
            <office:change-info>
              <dc:creator>Bob Jacobsen</dc:creator>
              <dc:date>2023-03-30T15:42:21</dc:date>
            </office:change-info>
            <text:p text:style-name="P75"><text:span text:style-name="T36">A</text:span></text:p>
          </text:deletion>
        </text:changed-region>
        <text:changed-region xml:id="ct105553122275280" text:id="ct105553122275280">
          <text:insertion>
            <office:change-info>
              <dc:creator>Bob Jacobsen</dc:creator>
              <dc:date>2023-03-30T15:42:23</dc:date>
            </office:change-info>
          </text:insertion>
        </text:changed-region>
        <text:changed-region xml:id="ct105553122275520" text:id="ct105553122275520">
          <text:deletion>
            <office:change-info>
              <dc:creator>Bob Jacobsen</dc:creator>
              <dc:date>2023-03-30T15:42:23</dc:date>
            </office:change-info>
            <text:p text:style-name="P75"><text:span text:style-name="T36">S</text:span></text:p>
          </text:deletion>
        </text:changed-region>
        <text:changed-region xml:id="ct105553122275760" text:id="ct105553122275760">
          <text:insertion>
            <office:change-info>
              <dc:creator>Bob Jacobsen</dc:creator>
              <dc:date>2023-03-30T15:42:30</dc:date>
            </office:change-info>
          </text:insertion>
        </text:changed-region>
        <text:changed-region xml:id="ct105553122276000" text:id="ct105553122276000">
          <text:deletion>
            <office:change-info>
              <dc:creator>Bob Jacobsen</dc:creator>
              <dc:date>2023-03-30T15:42:30</dc:date>
            </office:change-info>
            <text:p text:style-name="P75">D</text:p>
          </text:deletion>
        </text:changed-region>
        <text:changed-region xml:id="ct105553122276240" text:id="ct105553122276240">
          <text:insertion>
            <office:change-info>
              <dc:creator>Bob Jacobsen</dc:creator>
              <dc:date>2023-03-30T15:42:32</dc:date>
            </office:change-info>
          </text:insertion>
        </text:changed-region>
        <text:changed-region xml:id="ct105553122276480" text:id="ct105553122276480">
          <text:deletion>
            <office:change-info>
              <dc:creator>Bob Jacobsen</dc:creator>
              <dc:date>2023-03-30T15:42:32</dc:date>
            </office:change-info>
            <text:p text:style-name="P75">E</text:p>
          </text:deletion>
        </text:changed-region>
        <text:changed-region xml:id="ct105553122276720" text:id="ct105553122276720">
          <text:insertion>
            <office:change-info>
              <dc:creator>Bob Jacobsen</dc:creator>
              <dc:date>2023-03-30T15:42:33</dc:date>
            </office:change-info>
          </text:insertion>
        </text:changed-region>
        <text:changed-region xml:id="ct105553122276960" text:id="ct105553122276960">
          <text:deletion>
            <office:change-info>
              <dc:creator>Bob Jacobsen</dc:creator>
              <dc:date>2023-03-30T15:42:33</dc:date>
            </office:change-info>
            <text:p text:style-name="P75">A</text:p>
          </text:deletion>
        </text:changed-region>
        <text:changed-region xml:id="ct105553122277200" text:id="ct105553122277200">
          <text:insertion>
            <office:change-info>
              <dc:creator>Bob Jacobsen</dc:creator>
              <dc:date>2023-03-30T15:42:36</dc:date>
            </office:change-info>
          </text:insertion>
        </text:changed-region>
        <text:changed-region xml:id="ct105553122277440" text:id="ct105553122277440">
          <text:deletion>
            <office:change-info>
              <dc:creator>Bob Jacobsen</dc:creator>
              <dc:date>2023-03-30T15:42:36</dc:date>
            </office:change-info>
            <text:p text:style-name="P75"><text:span text:style-name="T6">E</text:span></text:p>
          </text:deletion>
        </text:changed-region>
        <text:changed-region xml:id="ct105553122277680" text:id="ct105553122277680">
          <text:insertion>
            <office:change-info>
              <dc:creator>Bob Jacobsen</dc:creator>
              <dc:date>2023-03-30T15:42:37</dc:date>
            </office:change-info>
          </text:insertion>
        </text:changed-region>
        <text:changed-region xml:id="ct105553122277920" text:id="ct105553122277920">
          <text:deletion>
            <office:change-info>
              <dc:creator>Bob Jacobsen</dc:creator>
              <dc:date>2023-03-30T15:42:37</dc:date>
            </office:change-info>
            <text:p text:style-name="P75"><text:span text:style-name="T6">A</text:span></text:p>
          </text:deletion>
        </text:changed-region>
        <text:changed-region xml:id="ct105553122278160" text:id="ct105553122278160">
          <text:insertion>
            <office:change-info>
              <dc:creator>Bob Jacobsen</dc:creator>
              <dc:date>2023-03-30T15:42:39</dc:date>
            </office:change-info>
          </text:insertion>
        </text:changed-region>
        <text:changed-region xml:id="ct105553122278400" text:id="ct105553122278400">
          <text:deletion>
            <office:change-info>
              <dc:creator>Bob Jacobsen</dc:creator>
              <dc:date>2023-03-30T15:42:39</dc:date>
            </office:change-info>
            <text:p text:style-name="P75"><text:span text:style-name="T6">D</text:span></text:p>
          </text:deletion>
        </text:changed-region>
        <text:changed-region xml:id="ct105553122278640" text:id="ct105553122278640">
          <text:insertion>
            <office:change-info>
              <dc:creator>Bob Jacobsen</dc:creator>
              <dc:date>2023-03-30T15:42:41</dc:date>
            </office:change-info>
          </text:insertion>
        </text:changed-region>
        <text:changed-region xml:id="ct105553122278880" text:id="ct105553122278880">
          <text:deletion>
            <office:change-info>
              <dc:creator>Bob Jacobsen</dc:creator>
              <dc:date>2023-03-30T15:42:41</dc:date>
            </office:change-info>
            <text:p text:style-name="P75"><text:span text:style-name="T6">E</text:span></text:p>
          </text:deletion>
        </text:changed-region>
        <text:changed-region xml:id="ct105553122279120" text:id="ct105553122279120">
          <text:insertion>
            <office:change-info>
              <dc:creator>Bob Jacobsen</dc:creator>
              <dc:date>2023-03-30T15:42:45</dc:date>
            </office:change-info>
          </text:insertion>
        </text:changed-region>
        <text:changed-region xml:id="ct105553122066432" text:id="ct105553122066432">
          <text:deletion>
            <office:change-info>
              <dc:creator>Bob Jacobsen</dc:creator>
              <dc:date>2023-03-30T15:42:45</dc:date>
            </office:change-info>
            <text:p text:style-name="P75"><text:span text:style-name="T4">S</text:span></text:p>
          </text:deletion>
        </text:changed-region>
        <text:changed-region xml:id="ct105553122066672" text:id="ct105553122066672">
          <text:insertion>
            <office:change-info>
              <dc:creator>Bob Jacobsen</dc:creator>
              <dc:date>2023-03-30T15:42:50</dc:date>
            </office:change-info>
          </text:insertion>
        </text:changed-region>
        <text:changed-region xml:id="ct105553122066912" text:id="ct105553122066912">
          <text:deletion>
            <office:change-info>
              <dc:creator>Bob Jacobsen</dc:creator>
              <dc:date>2023-03-30T15:42:49</dc:date>
            </office:change-info>
            <text:p text:style-name="P75"><text:span text:style-name="T4">D</text:span></text:p>
          </text:deletion>
        </text:changed-region>
        <text:changed-region xml:id="ct105553122067152" text:id="ct105553122067152">
          <text:insertion>
            <office:change-info>
              <dc:creator>Bob Jacobsen</dc:creator>
              <dc:date>2023-03-30T15:42:51</dc:date>
            </office:change-info>
          </text:insertion>
        </text:changed-region>
        <text:changed-region xml:id="ct105553122067392" text:id="ct105553122067392">
          <text:deletion>
            <office:change-info>
              <dc:creator>Bob Jacobsen</dc:creator>
              <dc:date>2023-03-30T15:42:51</dc:date>
            </office:change-info>
            <text:p text:style-name="P75"><text:span text:style-name="T4">E</text:span></text:p>
          </text:deletion>
        </text:changed-region>
        <text:changed-region xml:id="ct105553122067632" text:id="ct105553122067632">
          <text:insertion>
            <office:change-info>
              <dc:creator>Bob Jacobsen</dc:creator>
              <dc:date>2023-03-30T10:49:26</dc:date>
            </office:change-info>
          </text:insertion>
        </text:changed-region>
        <text:changed-region xml:id="ct105553122067872" text:id="ct105553122067872">
          <text:deletion>
            <office:change-info>
              <dc:creator>Bob Jacobsen</dc:creator>
              <dc:date>2023-03-30T10:16:48</dc:date>
            </office:change-info>
            <text:p text:style-name="P39">1</text:p>
          </text:deletion>
        </text:changed-region>
        <text:changed-region xml:id="ct105553122068112" text:id="ct105553122068112">
          <text:insertion>
            <office:change-info>
              <dc:creator>Bob Jacobsen</dc:creator>
              <dc:date>2023-03-30T11:03:53</dc:date>
            </office:change-info>
          </text:insertion>
        </text:changed-region>
        <text:changed-region xml:id="ct105553122068352" text:id="ct105553122068352">
          <text:deletion>
            <office:change-info>
              <dc:creator>Bob Jacobsen</dc:creator>
              <dc:date>2023-03-30T11:03:53</dc:date>
            </office:change-info>
            <text:p text:style-name="P42">1</text:p>
          </text:deletion>
        </text:changed-region>
        <text:changed-region xml:id="ct105553122068592" text:id="ct105553122068592">
          <text:insertion>
            <office:change-info>
              <dc:creator>Bob Jacobsen</dc:creator>
              <dc:date>2023-03-30T10:21:16</dc:date>
            </office:change-info>
          </text:insertion>
        </text:changed-region>
        <text:changed-region xml:id="ct105553122068832" text:id="ct105553122068832">
          <text:deletion>
            <office:change-info>
              <dc:creator>Bob Jacobsen</dc:creator>
              <dc:date>2023-08-21T07:43:45</dc:date>
            </office:change-info>
            <text:p text:style-name="P39">type="xs:int" </text:p>
          </text:deletion>
        </text:changed-region>
        <text:changed-region xml:id="ct105553122069072" text:id="ct105553122069072">
          <text:insertion>
            <office:change-info>
              <dc:creator>Bob Jacobsen</dc:creator>
              <dc:date>2023-08-21T07:44:47</dc:date>
            </office:change-info>
          </text:insertion>
        </text:changed-region>
        <text:changed-region xml:id="ct105553122069312" text:id="ct105553122069312">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5">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4">The configurable values are expressed as <text:change-start text:change-id="ct105553122122544"/><text:span text:style-name="T67">v</text:span><text:change-end text:change-id="ct105553122122544"/><text:change text:change-id="ct105553122122784"/>ariables, with each <text:change-start text:change-id="ct105553122124944"/><text:span text:style-name="T67">v</text:span><text:change-end text:change-id="ct105553122124944"/><text:change text:change-id="ct105553122125184"/>ariable having a specific type, a size in bytes, a value for <text:change-start text:change-id="ct105553122125424"/><text:span text:style-name="T67">its memory s</text:span><text:change-end text:change-id="ct105553122125424"/><text:change text:change-id="ct105553122125664"/>pace and <text:change-start text:change-id="ct105553122125904"/><text:span text:style-name="T67">a</text:span><text:change-end text:change-id="ct105553122125904"/><text:change text:change-id="ct105553122126144"/>ddress (to locate the<text:change text:change-id="ct105553122126384"/><text:change-start text:change-id="ct105553122126624"/> <text:change-end text:change-id="ct105553122126624"/><text:change-start text:change-id="ct105553122126864"/><text:span text:style-name="T69">v</text:span><text:change-end text:change-id="ct105553122126864"/><text:change text:change-id="ct105553122231952"/>ariable), and <text:change-start text:change-id="ct105553122231712"/><text:span text:style-name="T67">n</text:span><text:change-end text:change-id="ct105553122231712"/><text:change text:change-id="ct105553122232192"/>ame and <text:change-start text:change-id="ct105553122232432"/><text:span text:style-name="T67">d</text:span><text:change-end text:change-id="ct105553122232432"/><text:change text:change-id="ct105553122232672"/>escription as user-readable strings so that users understand the <text:span text:style-name="T37">use of the </text:span>particular setting.</text:p>
      <text:p text:style-name="P34">Variables can be grouped together, groups can be repeated (for example if a <text:change-start text:change-id="ct105553122232912"/><text:span text:style-name="T67">n</text:span><text:change-end text:change-id="ct105553122232912"/><text:change text:change-id="ct105553122233152"/>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7">OpenLCB Common Information Technical Note</text:p>
        </text:list-item>
      </text:list>
      <text:p text:style-name="Standard">For information on OpenLCB message transport and OpenLCB communications, see:</text:p>
      <text:list text:style-name="L2">
        <text:list-item>
          <text:p text:style-name="P68">OpenLCB Message Network Standard</text:p>
        </text:list-item>
      </text:list>
      <text:p text:style-name="P48">For information on how to fetch the CDI information from a node, and how to read and write the configuration information, see:</text:p>
      <text:list text:style-name="L3">
        <text:list-item>
          <text:p text:style-name="P69">OpenLCB Memory Configuration Protocol Standard</text:p>
        </text:list-item>
      </text:list>
      <text:p text:style-name="Standard"><text:soft-page-break/>For information on XML encoding and XML Schema, see:</text:p>
      <text:list text:style-name="L4">
        <text:list-item>
          <text:p text:style-name="P70">World Wide Web Consortium (W3C) “Extensible Markup Language (XML)”<text:note text:id="ftn1" text:note-class="footnote"><text:note-citation>1</text:note-citation><text:note-body><text:p text:style-name="Endnote">http://www.w3.org/XML/</text:p></text:note-body></text:note></text:p>
        </text:list-item>
        <text:list-item>
          <text:p text:style-name="P70">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6">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1">Identification: Provides specific information about <text:span text:style-name="T4">the</text:span> type of the node.</text:p>
        </text:list-item>
        <text:list-item>
          <text:p text:style-name="P71">ACDI: Indicates that certain configuration information in the node has a standard<text:span text:style-name="T37">ized simplified</text:span> format.</text:p>
        </text:list-item>
        <text:list-item>
          <text:p text:style-name="P71">Segments: The configuration information in the node is organized in zero or more segments, each of which contains zero or more configurable <text:change-start text:change-id="ct105553122127344"/><text:span text:style-name="T68">v</text:span><text:change-end text:change-id="ct105553122127344"/><text:change text:change-id="ct105553122127584"/>ariables. <text:s/>A <text:change-start text:change-id="ct105553122127824"/><text:span text:style-name="T68">v</text:span><text:change-end text:change-id="ct105553122127824"/><text:change text:change-id="ct105553122128064"/>ariable is the basic unit of configuration. The segment definition specifies the organization of each segment. A segment consists of zero or more bytes with<text:span text:style-name="T37">in</text:span> a linear address space. </text:p>
        </text:list-item>
      </text:list>
      <text:h text:style-name="Heading_20_1" text:outline-level="1"><text:bookmark-start text:name="__RefHeading___Toc1601_765285946"/>Format (<text:span text:style-name="T49">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6">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change-start text:change-id="ct105553122127104"/><text:span text:style-name="T15">1.3</text:span><text:change-end text:change-id="ct105553122127104"/><text:change text:change-id="ct105553122128304"/><text:change text:change-id="ct105553122128544"/><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change-start text:change-id="ct105553122129024"/><text:span text:style-name="T14">3</text:span><text:a xlink:type="simple" xlink:href="http://openlcb.org/schema/1/1/cdi.xsd" text:style-name="Internet_20_link" text:visited-style-name="Visited_20_Internet_20_Link"><text:change-end text:change-id="ct105553122129024"/><text:change text:change-id="ct105553122129264"/><text:span text:style-name="T4">/cdi.xs</text:span><text:span text:style-name="T55">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7"><text:span text:style-name="Teletype"><text:span text:style-name="T26">&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6">&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6">http://openlcb.org/schema/</text:span></text:span><text:span text:style-name="Teletype"><text:span text:style-name="T27">cdi/</text:span></text:span><text:span text:style-name="Teletype"><text:span text:style-name="T26">1/</text:span></text:span></text:a><text:change-start text:change-id="ct105553122129504"/><text:span text:style-name="T29">3</text:span><text:a xlink:type="simple" xlink:href="http://openlcb.org/schema/cdi/1/1/cdi.xsd" text:style-name="Internet_20_link" text:visited-style-name="Visited_20_Internet_20_Link"><text:change-end text:change-id="ct105553122129504"/><text:change text:change-id="ct105553122129744"/><text:span text:style-name="Teletype"><text:span text:style-name="T26">/cdi.xsd</text:span></text:span></text:a><text:span text:style-name="Teletype"><text:span text:style-name="T26">"&gt;</text:span></text:span></text:p>
      <text:p text:style-name="P44"><text:soft-page-break/>to define the OpenLCB CDI version of the content.</text:p>
      <text:p text:style-name="P43">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4">The &lt;identification&gt; element, if <text:span text:style-name="T38">present</text:span>, specifies manufacturer-provided identification information about the node. This information is not user-editable. <text:span text:style-name="T17">If this element is provided and the node also supports the OpenLCB Simple Node Information Protocol (SNIP), the contents of the SNIP Reply shall match the respective tags in the &lt;identification&gt; </text:span><text:span text:style-name="T8">element</text:span><text:span text:style-name="T17">. If this </text:span><text:span text:style-name="T8">element</text:span><text:span text:style-name="T17"> is provided, and the node also provides the &lt;acdi&gt; </text:span><text:span text:style-name="T8">element</text:span><text:span text:style-name="T17">, the contents provided by the ACDI spaces shall match the respective tags in the &lt;identification&gt; </text:span><text:span text:style-name="T8">element</text:span><text:span text:style-name="T17">.</text:span></text:p>
      <text:h text:style-name="Heading_20_3" text:outline-level="3"><text:bookmark-start text:name="__RefHeading___Toc1607_765285946"/>&lt;acdi&gt; Element<text:bookmark-end text:name="__RefHeading___Toc1607_765285946"/></text:h>
      <text:p text:style-name="P25">The &lt;acdi&gt; <text:span text:style-name="T4">element</text:span>, if specified without the attribute `fixed', <text:span text:style-name="T43">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7">Space</text:p>
          </table:table-cell>
          <table:table-cell table:style-name="Table2.A1" office:value-type="string">
            <text:p text:style-name="P35">Address</text:p>
          </table:table-cell>
          <table:table-cell table:style-name="Table2.A1" office:value-type="string">
            <text:p text:style-name="P27">Size (bytes)</text:p>
          </table:table-cell>
          <table:table-cell table:style-name="Table2.A1" office:value-type="string">
            <text:p text:style-name="P27">Type</text:p>
          </table:table-cell>
          <table:table-cell table:style-name="Table2.E1" office:value-type="string">
            <text:p text:style-name="P27">Description</text:p>
          </table:table-cell>
        </table:table-row>
        <table:table-row>
          <table:table-cell table:style-name="Table2.A2" office:value-type="string">
            <text:p text:style-name="P26">252</text:p>
          </table:table-cell>
          <table:table-cell table:style-name="Table2.A2" office:value-type="string">
            <text:p text:style-name="P26">0</text:p>
          </table:table-cell>
          <table:table-cell table:style-name="Table2.A2" office:value-type="string">
            <text:p text:style-name="P26">1</text:p>
          </table:table-cell>
          <table:table-cell table:style-name="Table2.A2" office:value-type="string">
            <text:p text:style-name="P26">int</text:p>
          </table:table-cell>
          <table:table-cell table:style-name="Table2.E2" office:value-type="string">
            <text:p text:style-name="P26">Version</text:p>
          </table:table-cell>
        </table:table-row>
        <table:table-row>
          <table:table-cell table:style-name="Table2.A2" office:value-type="string">
            <text:p text:style-name="P26">252</text:p>
          </table:table-cell>
          <table:table-cell table:style-name="Table2.A2" office:value-type="string">
            <text:p text:style-name="P26">1</text:p>
          </table:table-cell>
          <table:table-cell table:style-name="Table2.A2" office:value-type="string">
            <text:p text:style-name="P26">41</text:p>
          </table:table-cell>
          <table:table-cell table:style-name="Table2.A2" office:value-type="string">
            <text:p text:style-name="P26">string</text:p>
          </table:table-cell>
          <table:table-cell table:style-name="Table2.E2" office:value-type="string">
            <text:p text:style-name="P26">Manufacturer</text:p>
          </table:table-cell>
        </table:table-row>
        <table:table-row>
          <table:table-cell table:style-name="Table2.A2" office:value-type="string">
            <text:p text:style-name="P26">252</text:p>
          </table:table-cell>
          <table:table-cell table:style-name="Table2.A2" office:value-type="string">
            <text:p text:style-name="P26">42</text:p>
          </table:table-cell>
          <table:table-cell table:style-name="Table2.A2" office:value-type="string">
            <text:p text:style-name="P26">41</text:p>
          </table:table-cell>
          <table:table-cell table:style-name="Table2.A2" office:value-type="string">
            <text:p text:style-name="P26">string</text:p>
          </table:table-cell>
          <table:table-cell table:style-name="Table2.E2" office:value-type="string">
            <text:p text:style-name="P26">Model</text:p>
          </table:table-cell>
        </table:table-row>
        <table:table-row>
          <table:table-cell table:style-name="Table2.A2" office:value-type="string">
            <text:p text:style-name="P26">252</text:p>
          </table:table-cell>
          <table:table-cell table:style-name="Table2.A2" office:value-type="string">
            <text:p text:style-name="P26">83</text:p>
          </table:table-cell>
          <table:table-cell table:style-name="Table2.A2" office:value-type="string">
            <text:p text:style-name="P26">21</text:p>
          </table:table-cell>
          <table:table-cell table:style-name="Table2.A2" office:value-type="string">
            <text:p text:style-name="P26">string</text:p>
          </table:table-cell>
          <table:table-cell table:style-name="Table2.E2" office:value-type="string">
            <text:p text:style-name="P26">Hardware version</text:p>
          </table:table-cell>
        </table:table-row>
        <table:table-row>
          <table:table-cell table:style-name="Table2.A2" office:value-type="string">
            <text:p text:style-name="P26">252</text:p>
          </table:table-cell>
          <table:table-cell table:style-name="Table2.A2" office:value-type="string">
            <text:p text:style-name="P26">104</text:p>
          </table:table-cell>
          <table:table-cell table:style-name="Table2.A2" office:value-type="string">
            <text:p text:style-name="P26">21</text:p>
          </table:table-cell>
          <table:table-cell table:style-name="Table2.A2" office:value-type="string">
            <text:p text:style-name="P26">string</text:p>
          </table:table-cell>
          <table:table-cell table:style-name="Table2.E2" office:value-type="string">
            <text:p text:style-name="P26">Software version</text:p>
          </table:table-cell>
        </table:table-row>
      </table:table>
      <text:p text:style-name="P25">The value at the <text:change-start text:change-id="ct105553122128784"/><text:span text:style-name="T68">v</text:span><text:change-end text:change-id="ct105553122128784"/><text:change text:change-id="ct105553122129984"/>ersion variable shall be the same as the value of the attribute `fixed'.</text:p>
      <text:p text:style-name="P25">The &lt;acdi&gt; <text:span text:style-name="T4">element</text:span>, if specified without the attribute `var', <text:span text:style-name="T43">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7">Space</text:p>
          </table:table-cell>
          <table:table-cell table:style-name="Table3.A1" office:value-type="string">
            <text:p text:style-name="P35">Address</text:p>
          </table:table-cell>
          <table:table-cell table:style-name="Table3.A1" office:value-type="string">
            <text:p text:style-name="P27">Size (bytes)</text:p>
          </table:table-cell>
          <table:table-cell table:style-name="Table3.A1" office:value-type="string">
            <text:p text:style-name="P27">Type</text:p>
          </table:table-cell>
          <table:table-cell table:style-name="Table3.E1" office:value-type="string">
            <text:p text:style-name="P27">Description</text:p>
          </table:table-cell>
        </table:table-row>
        <table:table-row>
          <table:table-cell table:style-name="Table3.A2" office:value-type="string">
            <text:p text:style-name="P26">251</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int</text:p>
          </table:table-cell>
          <table:table-cell table:style-name="Table3.E2" office:value-type="string">
            <text:p text:style-name="P26">Version</text:p>
          </table:table-cell>
        </table:table-row>
        <table:table-row>
          <table:table-cell table:style-name="Table3.A2" office:value-type="string">
            <text:p text:style-name="P26">251</text:p>
          </table:table-cell>
          <table:table-cell table:style-name="Table3.A2" office:value-type="string">
            <text:p text:style-name="P26">1</text:p>
          </table:table-cell>
          <table:table-cell table:style-name="Table3.A2" office:value-type="string">
            <text:p text:style-name="P26">63</text:p>
          </table:table-cell>
          <table:table-cell table:style-name="Table3.A2" office:value-type="string">
            <text:p text:style-name="P26">string</text:p>
          </table:table-cell>
          <table:table-cell table:style-name="Table3.E2" office:value-type="string">
            <text:p text:style-name="P26">User-supplied name</text:p>
          </table:table-cell>
        </table:table-row>
        <table:table-row>
          <table:table-cell table:style-name="Table3.A2" office:value-type="string">
            <text:p text:style-name="P26">251</text:p>
          </table:table-cell>
          <table:table-cell table:style-name="Table3.A2" office:value-type="string">
            <text:p text:style-name="P26">64</text:p>
          </table:table-cell>
          <table:table-cell table:style-name="Table3.A2" office:value-type="string">
            <text:p text:style-name="P26">64</text:p>
          </table:table-cell>
          <table:table-cell table:style-name="Table3.A2" office:value-type="string">
            <text:p text:style-name="P26">string</text:p>
          </table:table-cell>
          <table:table-cell table:style-name="Table3.E2" office:value-type="string">
            <text:p text:style-name="P26">User-supplied description</text:p>
          </table:table-cell>
        </table:table-row>
      </table:table>
      <text:p text:style-name="P28">The value at the <text:change-start text:change-id="ct105553122130224"/><text:span text:style-name="T68">v</text:span><text:change-end text:change-id="ct105553122130224"/><text:change text:change-id="ct105553122130464"/>ersion variable shall be the same as the value of the attribute `var'.</text:p>
      <text:p text:style-name="P28">The &lt;acdi&gt; <text:span text:style-name="T4">element</text:span> shall be specified if and only if the Protocol Support Reply message carries the `ACDI' bit set. See the OpenLCB Message Network Standard for the Protocol Support Reply message.</text:p>
      <text:p text:style-name="P28">If the &lt;acdi&gt; <text:span text:style-name="T4">element</text:span> is specified, and the <text:change-start text:change-id="ct105553122130704"/><text:span text:style-name="T68">n</text:span><text:change-end text:change-id="ct105553122130704"/><text:change text:change-id="ct105553122130944"/>ode also supports the OpenLCB Simple Node Information Protocol (SNIP), then the information provided by the SNIP Reply <text:span text:style-name="T17">shall match the respective </text:span>values provided in the ACDI space.</text:p>
      <text:p text:style-name="P36"><text:soft-page-break/>A node may, but is not required to, express the same configuration options as specific segment<text:span text:style-name="T21">s and </text:span><text:change-start text:change-id="ct105553122131424"/><text:span text:style-name="T68">d</text:span><text:change-end text:change-id="ct105553122131424"/><text:change text:change-id="ct105553122131664"/><text:span text:style-name="T21">ata </text:span><text:change-start text:change-id="ct105553122148352"/><text:span text:style-name="T68">e</text:span><text:change-end text:change-id="ct105553122148352"/><text:change text:change-id="ct105553122148592"/><text:span text:style-name="T21">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change-start text:change-id="ct105553122148832"/><text:span text:style-name="T68">the memory s</text:span><text:change-end text:change-id="ct105553122148832"/><text:change text:change-id="ct105553122149072"/>pace <text:span text:style-name="T18">in the attribute `space', </text:span>which shall apply to all <text:change-start text:change-id="ct105553122149552"/><text:span text:style-name="T68">d</text:span><text:change-end text:change-id="ct105553122149552"/><text:change text:change-id="ct105553122149312"/><text:span text:style-name="T18">ata </text:span><text:change-start text:change-id="ct105553122150032"/><text:span text:style-name="T68">e</text:span><text:change-end text:change-id="ct105553122150032"/><text:change text:change-id="ct105553122150272"/><text:span text:style-name="T18">lements within, and the value of `origin', which shall be considered as the </text:span><text:change-start text:change-id="ct105553122149792"/><text:span text:style-name="T68">a</text:span><text:change-end text:change-id="ct105553122149792"/><text:change text:change-id="ct105553122150512"/><text:span text:style-name="T18">ddress of a </text:span><text:change-start text:change-id="ct105553122150752"/><text:span text:style-name="T68">d</text:span><text:change-end text:change-id="ct105553122150752"/><text:change text:change-id="ct105553122150992"/><text:span text:style-name="T18">ata </text:span><text:change-start text:change-id="ct105553122151232"/><text:span text:style-name="T68">e</text:span><text:change-end text:change-id="ct105553122151232"/><text:change text:change-id="ct105553122151472"/><text:span text:style-name="T18">lement of size 0 (zero) at the beginning of the &lt;segment&gt;</text:span><text:span text:style-name="T18"><text:note text:id="ftn3" text:note-class="footnote"><text:note-citation>3</text:note-citation><text:note-body><text:p text:style-name="P50">This is required to make “previous <text:span text:style-name="T54">e</text:span>lement” a<text:span text:style-name="T32">n unambiguous</text:span> reference for the first <text:span text:style-name="T54">e</text:span>lement in the contained sequence.</text:p></text:note-body></text:note></text:span><text:span text:style-name="T18">.</text:span></text:p>
      <text:p text:style-name="P30">A <text:change-start text:change-id="ct105553122151712"/><text:span text:style-name="T68">c</text:span><text:change-end text:change-id="ct105553122151712"/><text:change text:change-id="ct105553122151952"/>onfiguration <text:change-start text:change-id="ct105553122152192"/><text:span text:style-name="T68">t</text:span><text:change-end text:change-id="ct105553122152192"/><text:change text:change-id="ct105553122152432"/>ool may, but i<text:span text:style-name="T30">s</text:span> not required to, perform visual separation of the contents of different segments by appropriate UI elements, such as tabs, <text:span text:style-name="T30">boxes</text:span> or horizontal bars.</text:p>
      <text:p text:style-name="P31">A &lt;segment&gt; element shall contain an optional user-readable name and <text:span text:style-name="T50">optional </text:span>description tags, and a sequence of zero or more <text:change-start text:change-id="ct105553122152672"/><text:span text:style-name="T68">d</text:span><text:change-end text:change-id="ct105553122152672"/><text:change text:change-id="ct105553122152912"/>ata <text:change-start text:change-id="ct105553122153152"/><text:span text:style-name="T68">e</text:span><text:change-end text:change-id="ct105553122153152"/><text:change text:change-id="ct105553122153392"/>lements.<text:change-start text:change-id="ct105553122153632"/> <text:span text:style-name="T66">The user-readable name and description are intended as hints for optional UI display by configuration tools.</text:span><text:change-end text:change-id="ct105553122153632"/></text:p>
      <text:h text:style-name="Heading_20_3" text:outline-level="3"><text:bookmark-start text:name="__RefHeading___Toc1611_765285946"/>Data Elements<text:bookmark-end text:name="__RefHeading___Toc1611_765285946"/></text:h>
      <text:p text:style-name="P29">The following <text:span text:style-name="T4">element</text:span>s are considered <text:change-start text:change-id="ct105553122154112"/><text:span text:style-name="T68">d</text:span><text:change-end text:change-id="ct105553122154112"/><text:change text:change-id="ct105553122153872"/>ata <text:change-start text:change-id="ct105553122154352"/><text:span text:style-name="T68">e</text:span><text:change-end text:change-id="ct105553122154352"/><text:change text:change-id="ct105553122154592"/>lements: &lt;group&gt;, &lt;int&gt;, &lt;string&gt;, &lt;eventid&gt;<text:change-start text:change-id="ct105553122154832"/>, &lt;<text:span text:style-name="T57">float&gt;</text:span><text:change-end text:change-id="ct105553122154832"/>.</text:p>
      <text:p text:style-name="P49"><text:span text:style-name="T51">The value of the address within the segment is accumulated during a depth-first traversal of the contents of the segment definition element.  </text:span><text:change-start text:change-id="ct105553122155072"/><text:span text:style-name="T53">The a</text:span><text:change-end text:change-id="ct105553122155072"/><text:change text:change-id="ct105553122155312"/><text:span text:style-name="T52">ddress is initialized with the value of the attribute `origin' on the &lt;segment&gt; element. <text:s/></text:span><text:span text:style-name="T51">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1">For each <text:change-start text:change-id="ct105553122156032"/><text:span text:style-name="T68">d</text:span><text:change-end text:change-id="ct105553122156032"/><text:change text:change-id="ct105553122156512"/>ata <text:change-start text:change-id="ct105553122156992"/><text:span text:style-name="T68">e</text:span><text:change-end text:change-id="ct105553122156992"/><text:change text:change-id="ct105553122157472"/>lement the following values are defined:</text:p>
      <text:list text:style-name="L6">
        <text:list-item>
          <text:p text:style-name="P72">Space, <text:span text:style-name="T44">which is defined by the enclosing &lt;segment&gt; element.</text:span></text:p>
        </text:list-item>
        <text:list-item>
          <text:p text:style-name="P72">Address, <text:span text:style-name="T44">which is defined as the </text:span><text:change-start text:change-id="ct105553122158432"/><text:span text:style-name="T68">e</text:span><text:change-end text:change-id="ct105553122158432"/><text:change text:change-id="ct105553122158912"/><text:span text:style-name="T44">nd </text:span><text:change-start text:change-id="ct105553122159392"/><text:span text:style-name="T68">a</text:span><text:change-end text:change-id="ct105553122159392"/><text:change text:change-id="ct105553122159872"/><text:span text:style-name="T44">ddress of the previous </text:span><text:change-start text:change-id="ct105553122160352"/><text:span text:style-name="T68">d</text:span><text:change-end text:change-id="ct105553122160352"/><text:change text:change-id="ct105553122160832"/><text:span text:style-name="T44">ata </text:span><text:change-start text:change-id="ct105553122161312"/><text:span text:style-name="T68">e</text:span><text:change-end text:change-id="ct105553122161312"/><text:change text:change-id="ct105553122161792"/><text:span text:style-name="T44">lement plus the value of the attribute `offset' on the </text:span><text:change-start text:change-id="ct105553122162272"/><text:span text:style-name="T68">d</text:span><text:change-end text:change-id="ct105553122162272"/><text:change text:change-id="ct105553122162752"/><text:span text:style-name="T44">ata </text:span><text:change-start text:change-id="ct105553122163232"/><text:span text:style-name="T68">e</text:span><text:change-end text:change-id="ct105553122163232"/><text:change text:change-id="ct105553122163712"/><text:span text:style-name="T44">lement.</text:span></text:p>
        </text:list-item>
        <text:list-item>
          <text:p text:style-name="P72">Size <text:span text:style-name="T20">(in bytes)</text:span></text:p>
        </text:list-item>
        <text:list-item>
          <text:p text:style-name="P72">End <text:change-start text:change-id="ct105553122164192"/><text:span text:style-name="T68">a</text:span><text:change-end text:change-id="ct105553122164192"/><text:change text:change-id="ct105553122131184"/>ddress, which <text:span text:style-name="T44">is defined as</text:span> <text:change-start text:change-id="ct105553122113120"/><text:span text:style-name="T68">a</text:span><text:change-end text:change-id="ct105553122113120"/><text:change text:change-id="ct105553122113840"/>ddress + <text:change-start text:change-id="ct105553122114080"/><text:span text:style-name="T68">s</text:span><text:change-end text:change-id="ct105553122114080"/><text:change text:change-id="ct105553122114320"/>ize, <text:span text:style-name="T45">unless otherwise specified.</text:span><text:change-start text:change-id="ct105553122114560"/></text:p>
        </text:list-item>
      </text:list>
      <text:p text:style-name="P23">The <text:span text:style-name="T66">data </text:span>element’s &lt;name&gt; <text:span text:style-name="T65">and </text:span>&lt;description&gt; <text:span text:style-name="T65">elements </text:span>and <text:span text:style-name="T65">the &lt;group&gt; element’s</text:span> &lt;repname&gt; <text:span text:style-name="T62">element</text:span> are intended as hints for optional <text:span text:style-name="T61">UI </text:span>display by configuration tools. <text:s/><text:change-end text:change-id="ct105553122114560"/></text:p>
      <text:h text:style-name="Heading_20_4" text:outline-level="4"><text:bookmark-start text:name="__RefHeading___Toc1613_765285946"/>&lt;group&gt; Element<text:bookmark-end text:name="__RefHeading___Toc1613_765285946"/></text:h>
      <text:p text:style-name="P32">The &lt;group&gt; <text:span text:style-name="T4">element</text:span> allows logical grouping of <text:change-start text:change-id="ct105553122114800"/><text:span text:style-name="T68">v</text:span><text:change-end text:change-id="ct105553122114800"/><text:change text:change-id="ct105553122115040"/><text:span text:style-name="T31">ariables</text:span>, providing common documentation for them, and making multiple copies of the contained <text:change-start text:change-id="ct105553122115280"/><text:span text:style-name="T68">v</text:span><text:change-end text:change-id="ct105553122115280"/><text:change text:change-id="ct105553122157952"/>ariables. <text:span text:style-name="T19">CDI implementors may, but are not required to, use this feature to express configuration of repeated hardware or software components (such as multiple input ports, output ports etc).</text:span></text:p>
      <text:p text:style-name="P33"><text:span text:style-name="T6">A &lt;group&gt; element shall contain an optional user-readable name, </text:span><text:span text:style-name="T10">optional </text:span><text:span text:style-name="T6">description and a sequence of zero or more </text:span><text:change-start text:change-id="ct105553122050048"/><text:span text:style-name="T16">d</text:span><text:change-end text:change-id="ct105553122050048"/><text:change text:change-id="ct105553122050288"/><text:span text:style-name="T6">ata </text:span><text:change-start text:change-id="ct105553122050528"/><text:span text:style-name="T16">e</text:span><text:change-end text:change-id="ct105553122050528"/><text:change text:change-id="ct105553122050768"/><text:span text:style-name="T6">lements. This sequence is considered to contain a </text:span><text:change-start text:change-id="ct105553122051008"/><text:span text:style-name="T16">d</text:span><text:change-end text:change-id="ct105553122051008"/><text:change text:change-id="ct105553122051248"/><text:span text:style-name="T6">ata </text:span><text:change-start text:change-id="ct105553122051488"/><text:span text:style-name="T16">e</text:span><text:change-end text:change-id="ct105553122051488"/><text:change text:change-id="ct105553122051728"/><text:span text:style-name="T6">lement of size 0 (zero) before the specified </text:span><text:change-start text:change-id="ct105553122051968"/><text:span text:style-name="T16">d</text:span><text:change-end text:change-id="ct105553122051968"/><text:change text:change-id="ct105553122052208"/><text:span text:style-name="T6">ata </text:span><text:change-start text:change-id="ct105553122052448"/><text:span text:style-name="T16">e</text:span><text:change-end text:change-id="ct105553122052448"/><text:change text:change-id="ct105553122052688"/><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change-start text:change-id="ct105553122053168"/><text:span text:style-name="T68">d</text:span><text:change-end text:change-id="ct105553122053168"/><text:change text:change-id="ct105553122053408"/>ata <text:change-start text:change-id="ct105553122053648"/><text:span text:style-name="T68">e</text:span><text:change-end text:change-id="ct105553122053648"/><text:change text:change-id="ct105553122053888"/>lements were repeated N times.</text:p>
      <text:p text:style-name="P16">The <text:change-start text:change-id="ct105553122052928"/><text:span text:style-name="T68">e</text:span><text:change-end text:change-id="ct105553122052928"/><text:change text:change-id="ct105553122054128"/>nd <text:change-start text:change-id="ct105553122054368"/><text:span text:style-name="T68">a</text:span><text:change-end text:change-id="ct105553122054368"/><text:change text:change-id="ct105553122054608"/>ddress of a &lt;group&gt; element is <text:span text:style-name="T21">defined as the </text:span><text:change-start text:change-id="ct105553122054848"/><text:span text:style-name="T68">e</text:span><text:change-end text:change-id="ct105553122054848"/><text:change text:change-id="ct105553122055088"/><text:span text:style-name="T21">nd </text:span><text:change-start text:change-id="ct105553122055328"/><text:span text:style-name="T68">a</text:span><text:change-end text:change-id="ct105553122055328"/><text:change text:change-id="ct105553122055568"/><text:span text:style-name="T21">ddress of the last </text:span><text:change-start text:change-id="ct105553122055808"/><text:span text:style-name="T68">d</text:span><text:change-end text:change-id="ct105553122055808"/><text:change text:change-id="ct105553122056048"/><text:span text:style-name="T21">ata </text:span><text:change-start text:change-id="ct105553122056288"/><text:span text:style-name="T68">e</text:span><text:change-end text:change-id="ct105553122056288"/><text:change text:change-id="ct105553122056528"/><text:span text:style-name="T21">lement in the contained sequence (after replication). The </text:span><text:change-start text:change-id="ct105553122056768"/><text:span text:style-name="T68">s</text:span><text:change-end text:change-id="ct105553122056768"/><text:change text:change-id="ct105553122057008"/><text:span text:style-name="T21">ize of a &lt;group&gt; element is defined as the </text:span><text:change-start text:change-id="ct105553122057248"/><text:span text:style-name="T68">e</text:span><text:change-end text:change-id="ct105553122057248"/><text:change text:change-id="ct105553122057488"/><text:span text:style-name="T21">nd </text:span><text:change-start text:change-id="ct105553122057728"/><text:span text:style-name="T68">a</text:span><text:change-end text:change-id="ct105553122057728"/><text:change text:change-id="ct105553122057968"/><text:span text:style-name="T21">ddress minus the </text:span><text:change-start text:change-id="ct105553122058208"/><text:span text:style-name="T68">a</text:span><text:change-end text:change-id="ct105553122058208"/><text:change text:change-id="ct105553122058448"/><text:span text:style-name="T21">ddress of the &lt;group&gt; element.</text:span></text:p>
      <text:p text:style-name="P22">Configuration Tools shall not render a <text:span text:style-name="T47">&lt;</text:span>group<text:span text:style-name="T47">&gt; element</text:span> with no child elements<text:note text:id="ftn4" text:note-class="footnote"><text:note-citation>4</text:note-citation><text:note-body><text:p text:style-name="P51">No name, <text:span text:style-name="T47">no </text:span>description and no Data Elements contained.</text:p></text:note-body></text:note> on their UI.</text:p>
      <text:h text:style-name="P60" text:outline-level="4"><text:bookmark-start text:name="__RefHeading___Toc1615_765285946"/>&lt;<text:span text:style-name="T33">int</text:span>&gt; Element<text:bookmark-end text:name="__RefHeading___Toc1615_765285946"/></text:h>
      <text:p text:style-name="P10">The &lt;int&gt; <text:span text:style-name="T39">element</text:span> defines a <text:change-start text:change-id="ct105553122058688"/><text:span text:style-name="T68">v</text:span><text:change-end text:change-id="ct105553122058688"/><text:change text:change-id="ct105553122058928"/>ariable of <text:span text:style-name="T46">integer</text:span> value.</text:p>
      <text:p text:style-name="P10">The <text:change-start text:change-id="ct105553122059168"/><text:span text:style-name="T68">s</text:span><text:change-end text:change-id="ct105553122059168"/><text:change text:change-id="ct105553122059408"/>ize of the &lt;int&gt; <text:span text:style-name="T39">element</text:span> is defined as the value of the `size' attribute in byte<text:span text:style-name="T34">s.</text:span><text:change-start text:change-id="ct105553122059648"/><text:span text:style-name="T34"> </text:span><text:span text:style-name="T71">Valid values are 1, 2, 4 and 8 bytes.</text:span><text:change-end text:change-id="ct105553122059648"/></text:p>
      <text:p text:style-name="P88"><text:change-start text:change-id="ct105553121607136"/><text:span text:style-name="T72">The integer value shall be stored as an unsigned integer unless a &lt;min&gt; sub-element with a value less that zero is present, in which case the integer value shall be stored as a signed integer. </text:span><text:change-end text:change-id="ct105553121607136"/>The integer value shall be written to the bytes pointed to in big-endian byte order. All bytes shall be written. <text:change-start text:change-id="ct105553122181120"/></text:p>
      <text:p text:style-name="P88"><text:change-end text:change-id="ct105553122181120"/>Values <text:span text:style-name="T47">smaller than </text:span>defined by the &lt;min&gt; <text:span text:style-name="T47">or larger than defined by the </text:span>&lt;max&gt; sub-element, if present, are invalid and shall not be written. <text:change-start text:change-id="ct105553122131968"/><text:span text:style-name="T72">The default value of the &lt;min&gt; sub-element is zero, and </text:span><text:span text:style-name="T42">the</text:span><text:span text:style-name="T72"> default value of the &lt;max&gt; sub-element </text:span><text:span text:style-name="T42">is the largest possible value for the given size.</text:span><text:change-end text:change-id="ct105553122131968"/><text:change-start text:change-id="ct105553121614400"/></text:p>
      <text:p text:style-name="P88"><text:change-end text:change-id="ct105553121614400"/>If the &lt;map&gt; enumeration is present, then values not present in the list of &lt;property&gt; entries of <text:span text:style-name="T35">the </text:span>enumeration are invalid and shall not be written.</text:p>
      <text:h text:style-name="P61" text:outline-level="4"><text:bookmark-start text:name="__RefHeading___Toc1617_765285946"/>&lt;string&gt; Element<text:bookmark-end text:name="__RefHeading___Toc1617_765285946"/></text:h>
      <text:p text:style-name="P17">The &lt;string&gt; <text:span text:style-name="T39">element</text:span> defines a variable holding a UTF-8 string that is user-readable.</text:p>
      <text:p text:style-name="P11">The <text:change-start text:change-id="ct105553122059888"/><text:span text:style-name="T68">s</text:span><text:change-end text:change-id="ct105553122059888"/><text:change text:change-id="ct105553122060128"/>ize of the &lt;<text:span text:style-name="T22">string</text:span>&gt; <text:span text:style-name="T39">element</text:span> is defined as the value of the `size' attribute in byt<text:span text:style-name="T22">es.</text:span></text:p>
      <text:p text:style-name="P19">The string value shall be written to the bytes pointed to, starting at the <text:change-start text:change-id="ct105553122060368"/><text:span text:style-name="T68">a</text:span><text:change-end text:change-id="ct105553122060368"/><text:change text:change-id="ct105553122060608"/>ddress of the &lt;string&gt; <text:span text:style-name="T39">element, </text:span><text:span text:style-name="T40">with at least one trailing 0 (null) byte</text:span>. <text:change text:change-id="ct105553122060848"/></text:p>
      <text:p text:style-name="P13">If the &lt;map&gt; enumeration is present, then values not present in the list of &lt;property&gt; entries of <text:span text:style-name="T35">the </text:span>enumeration are invalid and shall not be written.</text:p>
      <text:h text:style-name="P62" text:outline-level="4"><text:bookmark-start text:name="__RefHeading___Toc1619_765285946"/>&lt;eventid&gt; Element<text:bookmark-end text:name="__RefHeading___Toc1619_765285946"/></text:h>
      <text:p text:style-name="P18">The &lt;<text:span text:style-name="T23">eventid</text:span>&gt; <text:span text:style-name="T39">element</text:span> defines a variable holding a<text:span text:style-name="T23">n 8-byte value</text:span> <text:span text:style-name="T23">representing an </text:span><text:change-start text:change-id="ct105553122061088"/><text:span text:style-name="T68">e</text:span><text:change-end text:change-id="ct105553122061088"/><text:change text:change-id="ct105553122061328"/><text:span text:style-name="T23">vent ID</text:span>.</text:p>
      <text:p text:style-name="P12">The <text:change-start text:change-id="ct105553122061568"/><text:span text:style-name="T68">s</text:span><text:change-end text:change-id="ct105553122061568"/><text:change text:change-id="ct105553122061808"/>ize of the &lt;<text:span text:style-name="T23">eventid</text:span>&gt; <text:span text:style-name="T39">element</text:span> is defined as <text:span text:style-name="T23">8 bytes.</text:span></text:p>
      <text:p text:style-name="P20">The <text:change-start text:change-id="ct105553122272400"/><text:span text:style-name="T68">e</text:span><text:change-end text:change-id="ct105553122272400"/><text:change text:change-id="ct105553122272640"/>vent ID shall be written to the bytes pointed to in big-endian byte order (most significant byte first).</text:p>
      <text:p text:style-name="P12"><text:soft-page-break/>If the &lt;map&gt; enumeration is present, then values not present in the list of &lt;property&gt; entries of <text:span text:style-name="T35">the </text:span>enumeration are invalid and shall not be written.<text:change-start text:change-id="ct105553122273360"/></text:p>
      <text:h text:style-name="Heading_20_4" text:outline-level="4">&lt;<text:span text:style-name="T57">float&gt; Element</text:span></text:h>
      <text:p text:style-name="P14">The &lt;<text:span text:style-name="T57">float</text:span>&gt; <text:span text:style-name="T39">element</text:span> defines a <text:span text:style-name="T68">v</text:span>ariable of <text:span text:style-name="T57">floating point</text:span> value.</text:p>
      <text:p text:style-name="P14">The <text:span text:style-name="T68">s</text:span>ize of the &lt;<text:span text:style-name="T57">float</text:span>&gt; <text:span text:style-name="T39">element</text:span> is defined as the value of the `size' attribute in byte<text:span text:style-name="T34">s. </text:span><text:span text:style-name="T58">Valid values are 2, 4, and 8 bytes. </text:span><text:span text:style-name="T57">T</text:span><text:span text:style-name="T41">h</text:span><text:span text:style-name="T57">e format of the bits within the element shall follow the IEEE format of the corresponding size.</text:span></text:p>
      <text:p text:style-name="P14">The <text:span text:style-name="T57">floating point</text:span> value shall be written to the bytes pointed to in big-endian byte order. All bytes shall be written. Values <text:span text:style-name="T47">smaller than </text:span>defined by the &lt;min&gt; <text:span text:style-name="T47">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change-end text:change-id="ct105553122273360"/><text:change-start text:change-id="ct105553122273120"/></text:p>
      <text:p text:style-name="P21">The optional <text:span text:style-name="T39">“floatFormat” attribute defines a preferred, but not mandatory, printf-style format for displaying the data to the user.</text:span><text:change-end text:change-id="ct105553122273120"/></text:p>
      <text:h text:style-name="Heading_20_1" text:outline-level="1"><text:bookmark-start text:name="__RefHeading___Toc1621_765285946"/>Future Extension <text:span text:style-name="T36">(Normative)</text:span><text:bookmark-end text:name="__RefHeading___Toc1621_765285946"/></text:h>
      <text:p text:style-name="P46">Configuration <text:change-start text:change-id="ct105553122273600"/><text:span text:style-name="T68">t</text:span><text:change-end text:change-id="ct105553122273600"/><text:change text:change-id="ct105553122273840"/>ools implementing a future version of this Standard must be able to process CDI content defined according to an<text:span text:style-name="T24">y</text:span> earlier version of the Standard, <text:span text:style-name="T24">including this version</text:span>.</text:p>
      <text:p text:style-name="P47">Configuration <text:change-start text:change-id="ct105553122274080"/><text:span text:style-name="T68">t</text:span><text:change-end text:change-id="ct105553122274080"/><text:change text:change-id="ct105553122274320"/>ools implementing major version 1 of this Standard may assume the following about future minor versions of this Standard:</text:p>
      <text:list text:style-name="L7">
        <text:list-item>
          <text:p text:style-name="P74">No existing tags will change the interpretation or default value of the <text:span text:style-name="T36">`offset' and `size'</text:span> attribute, <text:span text:style-name="T36">and accordingly the </text:span><text:change-start text:change-id="ct105553122274800"/><text:span text:style-name="T68">a</text:span><text:change-end text:change-id="ct105553122274800"/><text:change text:change-id="ct105553122275040"/><text:span text:style-name="T36">ddress and </text:span><text:change-start text:change-id="ct105553122275280"/><text:span text:style-name="T68">s</text:span><text:change-end text:change-id="ct105553122275280"/><text:change text:change-id="ct105553122275520"/><text:span text:style-name="T36">ize value, the data type and encoding of the value in the memory space. The &lt;group&gt; tag will not change the interpretation of the `offset' attribute and `replication' attribute.</text:span></text:p>
        </text:list-item>
        <text:list-item>
          <text:p text:style-name="P74">All unknown tags that occur within the <text:span text:style-name="T4">element</text:span> &lt;segment&gt; or &lt;group&gt; and have an attribute `size' shall be considered to be <text:change-start text:change-id="ct105553122275760"/><text:span text:style-name="T68">d</text:span><text:change-end text:change-id="ct105553122275760"/><text:change text:change-id="ct105553122276000"/>ata <text:change-start text:change-id="ct105553122276240"/><text:span text:style-name="T68">e</text:span><text:change-end text:change-id="ct105553122276240"/><text:change text:change-id="ct105553122276480"/>lements with <text:change-start text:change-id="ct105553122276720"/><text:span text:style-name="T68">a</text:span><text:change-end text:change-id="ct105553122276720"/><text:change text:change-id="ct105553122276960"/>ddress <text:span text:style-name="T6">defined as the </text:span><text:change-start text:change-id="ct105553122277200"/><text:span text:style-name="T16">e</text:span><text:change-end text:change-id="ct105553122277200"/><text:change text:change-id="ct105553122277440"/><text:span text:style-name="T6">nd </text:span><text:change-start text:change-id="ct105553122277680"/><text:span text:style-name="T16">e</text:span><text:change-end text:change-id="ct105553122277680"/><text:change text:change-id="ct105553122277920"/><text:span text:style-name="T6">ddress of the previous </text:span><text:change-start text:change-id="ct105553122278160"/><text:span text:style-name="T16">d</text:span><text:change-end text:change-id="ct105553122278160"/><text:change text:change-id="ct105553122278400"/><text:span text:style-name="T6">ata </text:span><text:change-start text:change-id="ct105553122278640"/><text:span text:style-name="T16">e</text:span><text:change-end text:change-id="ct105553122278640"/><text:change text:change-id="ct105553122278880"/><text:span text:style-name="T6">lement plus the value of the `offset' attribute, </text:span><text:span text:style-name="T4">and </text:span><text:change-start text:change-id="ct105553122279120"/><text:span text:style-name="T16">s</text:span><text:change-end text:change-id="ct105553122279120"/><text:change text:change-id="ct105553122066432"/><text:span text:style-name="T4">ize defined as the value of the `size' attribute in bytes. The `size' attribute of all future </text:span><text:change-start text:change-id="ct105553122066672"/><text:span text:style-name="T16">d</text:span><text:change-end text:change-id="ct105553122066672"/><text:change text:change-id="ct105553122066912"/><text:span text:style-name="T4">ata </text:span><text:change-start text:change-id="ct105553122067152"/><text:span text:style-name="T16">e</text:span><text:change-end text:change-id="ct105553122067152"/><text:change text:change-id="ct105553122067392"/><text:span text:style-name="T4">lements shall be required.</text:span></text:p>
        </text:list-item>
      </text:list>
      <text:p text:style-name="P15">No assumptions may be made about major version 2 and up of this Standard.</text:p>
      <text:list text:style-name="Numbering_20_2">
        <text:list-item>
          <text:h text:style-name="P59" text:outline-level="1"><text:bookmark-start text:name="__RefHeading___Toc1623_765285946"/>Appendix: Schema<text:bookmark-end text:name="__RefHeading___Toc1623_765285946"/></text:h>
        </text:list-item>
      </text:list>
      <text:p text:style-name="P39">&lt;?xml version="1.0" encoding="utf-8"?&gt;</text:p>
      <text:p text:style-name="P39">&lt;?xml-stylesheet href="schema2xhtml.xsl" type="text/xsl"?&gt;</text:p>
      <text:p text:style-name="P39">&lt;!-- XML Schema for OpenLCB Configuration Description Information (CDI) <text:s text:c="4"/>--&gt;</text:p>
      <text:p text:style-name="P39">&lt;xs:schema version="CDI 1.<text:change-start text:change-id="ct105553122067632"/><text:span text:style-name="T63">3</text:span><text:change-end text:change-id="ct105553122067632"/><text:change text:change-id="ct105553122067872"/>" xmlns:xs="http://www.w3.org/2001/XMLSchema" xmlns:xsi="http://www.w3.org/2001/XMLSchema-instance"&gt;</text:p>
      <text:p text:style-name="P39"><text:s text:c="2"/></text:p>
      <text:p text:style-name="P39"><text:s text:c="2"/>&lt;xs:complexType name="mapType"&gt;</text:p>
      <text:p text:style-name="P39"><text:s text:c="4"/>&lt;xs:annotation&gt;</text:p>
      <text:p text:style-name="P39"><text:s text:c="6"/>&lt;xs:documentation&gt;</text:p>
      <text:p text:style-name="P39"><text:s text:c="8"/>A map relates one or more property elements (keys) </text:p>
      <text:p text:style-name="P39"><text:s text:c="8"/>to specific values.</text:p>
      <text:p text:style-name="P39"><text:s text:c="6"/>&lt;/xs:documentation&gt;</text:p>
      <text:p text:style-name="P39"><text:s text:c="4"/>&lt;/xs:annotation&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relation" minOccurs="0" maxOccurs="unbounded"&gt;</text:p>
      <text:p text:style-name="P39"><text:s text:c="8"/>&lt;xs:complexType&gt;</text:p>
      <text:p text:style-name="P39"><text:s text:c="10"/>&lt;xs:sequence&gt;</text:p>
      <text:p text:style-name="P39"><text:s text:c="12"/>&lt;xs:element name="property" minOccurs="1" maxOccurs="1" /&gt;</text:p>
      <text:p text:style-name="P39"><text:s text:c="12"/>&lt;xs:element name="value" minOccurs="1" maxOccurs="1" /&gt;</text:p>
      <text:p text:style-name="P39"><text:s text:c="10"/>&lt;/xs:sequence&gt;</text:p>
      <text:p text:style-name="P39"><text:s text:c="8"/>&lt;/xs:complexType&gt;</text:p>
      <text:p text:style-name="P39"><text:s text:c="6"/>&lt;/xs:element&gt;</text:p>
      <text:p text:style-name="P39"><text:s text:c="4"/>&lt;/xs:sequence&gt;</text:p>
      <text:p text:style-name="P39"><text:s text:c="2"/>&lt;/xs:complexType&gt;</text:p>
      <text:p text:style-name="P39"><text:s text:c="2"/></text:p>
      <text:p text:style-name="P39"><text:s text:c="2"/>&lt;xs:complexType name="groupType"&gt;</text:p>
      <text:p text:style-name="P39"><text:s text:c="4"/>&lt;xs:sequence&gt;</text:p>
      <text:p text:style-name="P39"><text:s text:c="6"/>&lt;xs:element name="name" minOccurs="0" maxOccurs="1" /&gt;</text:p>
      <text:p text:style-name="P39"><text:s text:c="6"/>&lt;xs:element name="description" minOccurs="0" maxOccurs="1" /&gt;</text:p>
      <text:p text:style-name="P42"><text:s text:c="6"/>&lt;xs:element name="repname" minOccurs="0" maxOccurs="<text:change-start text:change-id="ct105553122068112"/>unbounded<text:change-end text:change-id="ct105553122068112"/><text:change text:change-id="ct105553122068352"/>" /&gt;</text:p>
      <text:p text:style-name="P39"><text:s text:c="6"/>&lt;xs:choice minOccurs="0" maxOccurs="unbounded"&gt;</text:p>
      <text:p text:style-name="P39"><text:s text:c="8"/>&lt;xs:annotation&gt;</text:p>
      <text:p text:style-name="P39"><text:s text:c="10"/>&lt;xs:documentation&gt;</text:p>
      <text:p text:style-name="P39"><text:s text:c="12"/>Allows any sequence of the contained element types</text:p>
      <text:p text:style-name="P39"><text:s text:c="10"/>&lt;/xs:documentation&gt;</text:p>
      <text:p text:style-name="P39"><text:s text:c="8"/>&lt;/xs:annotation&gt;</text:p>
      <text:p text:style-name="P39"><text:s text:c="8"/>&lt;xs:element name="group" type="groupType" minOccurs="0" maxOccurs="1" /&gt;</text:p>
      <text:p text:style-name="P39"><text:s text:c="8"/>&lt;xs:element name="string" type="stringType" minOccurs="0" maxOccurs="1" /&gt;</text:p>
      <text:p text:style-name="P39"><text:s text:c="8"/>&lt;xs:element name="int" type="intType" minOccurs="0" maxOccurs="1" /&gt;</text:p>
      <text:p text:style-name="P39"><text:s text:c="8"/>&lt;xs:element name="eventid" type="eventidType" minOccurs="0" maxOccurs="1" /&gt;<text:change-start text:change-id="ct105553122068592"/></text:p>
      <text:p text:style-name="P41"><text:s text:c="8"/>&lt;xs:element name="<text:span text:style-name="T64">float</text:span>" type="<text:span text:style-name="T60">float</text:span>Type" minOccurs="0" maxOccurs="1" /&gt;<text:change-end text:change-id="ct105553122068592"/></text:p>
      <text:p text:style-name="P39"><text:s text:c="6"/>&lt;/xs:choice&gt;</text:p>
      <text:p text:style-name="P39"><text:s text:c="4"/>&lt;/xs:sequenc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address of </text:p>
      <text:p text:style-name="P39"><text:s text:c="10"/>the end of previous element and the start of </text:p>
      <text:p text:style-name="P39"><text:s text:c="10"/>this group's contents.</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4"/>&lt;xs:attribute name="replication" type="xs:int" default="1" /&gt;</text:p>
      <text:p text:style-name="P39"><text:s text:c="2"/>&lt;/xs:complexType&gt;</text:p>
      <text:p text:style-name="P39"><text:s text:c="2"/></text:p>
      <text:p text:style-name="P39"><text:s text:c="2"/>&lt;xs:complexType name="eventid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ap" type="mapType" minOccurs="0" maxOccurs="1" /&gt;</text:p>
      <text:p text:style-name="P39"><text:s text:c="4"/>&lt;/xs:sequence&gt;</text:p>
      <text:p text:style-name="P39"><text:s text:c="4"/>&lt;xs:attribute name="offset" type="xs:int" default="0"&gt;</text:p>
      <text:p text:style-name="P39"><text:s text:c="6"/>&lt;xs:annotation&gt;</text:p>
      <text:p text:style-name="P39"><text:soft-page-break/><text:s text:c="8"/>&lt;xs:documentation&gt;</text:p>
      <text:p text:style-name="P39"><text:s text:c="10"/>Positive or negative offset between the address of </text:p>
      <text:p text:style-name="P39"><text:s text:c="10"/>the end of previous element and the start of </text:p>
      <text:p text:style-name="P39"><text:s text:c="10"/>this elements's contents.</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39"><text:s text:c="2"/>&lt;xs:complexType name="int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in" minOccurs="0" maxOccurs="1" /&gt;</text:p>
      <text:p text:style-name="P39"><text:s text:c="6"/>&lt;xs:element name="max" minOccurs="0" maxOccurs="1" /&gt;</text:p>
      <text:p text:style-name="P39"><text:s text:c="6"/>&lt;xs:element name="default" minOccurs="0" maxOccurs="1" /&gt;</text:p>
      <text:p text:style-name="P39"><text:s text:c="6"/>&lt;xs:element name="map" type="mapType" minOccurs="0" maxOccurs="1"&gt;</text:p>
      <text:p text:style-name="P39"><text:s text:c="8"/>&lt;xs:annotation&gt;</text:p>
      <text:p text:style-name="P39"><text:s text:c="10"/>&lt;xs:documentation&gt;</text:p>
      <text:p text:style-name="P39"><text:s text:c="12"/>The 'value' of each entry is displayed, and </text:p>
      <text:p text:style-name="P39"><text:s text:c="12"/>the 'property' content (number) is sent </text:p>
      <text:p text:style-name="P39"><text:s text:c="12"/>to/from the node</text:p>
      <text:p text:style-name="P39"><text:s text:c="10"/>&lt;/xs:documentation&gt;</text:p>
      <text:p text:style-name="P39"><text:s text:c="8"/>&lt;/xs:annotation&gt;</text:p>
      <text:p text:style-name="P39"><text:s text:c="6"/>&lt;/xs:element&gt;</text:p>
      <text:p text:style-name="P39"><text:s text:c="4"/>&lt;/xs:sequence&gt;</text:p>
      <text:p text:style-name="P39"><text:s text:c="4"/>&lt;xs:attribute name="size" <text:change text:change-id="ct105553122068832"/>default="1"&gt;</text:p>
      <text:p text:style-name="P39"><text:s text:c="6"/>&lt;xs:annotation&gt;</text:p>
      <text:p text:style-name="P39"><text:s text:c="8"/>&lt;xs:documentation&gt;</text:p>
      <text:p text:style-name="P39"><text:s text:c="10"/>Storage size of this variable in bytes.</text:p>
      <text:p text:style-name="P39"><text:s text:c="8"/>&lt;/xs:documentation&gt;</text:p>
      <text:p text:style-name="P39"><text:s text:c="6"/>&lt;/xs:annotation&gt;<text:change-start text:change-id="ct105553122069072"/></text:p>
      <text:p text:style-name="P39"><text:s text:c="6"/>&lt;xs:simpleType&gt;</text:p>
      <text:p text:style-name="P39"><text:s text:c="8"/>&lt;xs:restriction base="xs:token"&gt;</text:p>
      <text:p text:style-name="P39"><text:s text:c="10"/>&lt;xs:enumeration value="1"/&gt;</text:p>
      <text:p text:style-name="P39"><text:s text:c="10"/>&lt;xs:enumeration value="2"/&gt;</text:p>
      <text:p text:style-name="P39"><text:s text:c="10"/>&lt;xs:enumeration value="4"/&gt;</text:p>
      <text:p text:style-name="P39"><text:s text:c="10"/>&lt;xs:enumeration value="8"/&gt;</text:p>
      <text:p text:style-name="P39"><text:s text:c="10"/>&lt;/xs:restriction&gt;</text:p>
      <text:p text:style-name="P39"><text:s text:c="6"/>&lt;/xs:simpleType&gt;<text:change-end text:change-id="ct105553122069072"/></text:p>
      <text:p text:style-name="P39"><text:s text:c="4"/>&lt;/xs:attribut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text:p>
      <text:p text:style-name="P39"><text:s text:c="10"/>address of the end of previous element and the </text:p>
      <text:p text:style-name="P39"><text:s text:c="10"/>start of this elements's contents. </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40"><text:s text:c="2"/><text:change-start text:change-id="ct105553122069312"/>&lt;xs:simpleType name="floatFormat"&gt;</text:p>
      <text:p text:style-name="P40"><text:tab/>&lt;xs:restriction base="xs:string"&gt;</text:p>
      <text:p text:style-name="P40"><text:tab/> <text:s/>&lt;!-- This is a somewhat limiting regex, as it does not allow all possible --&gt;</text:p>
      <text:p text:style-name="P40"><text:tab/> <text:s/>&lt;!-- printf formats. It will allow the most common formats that have <text:s text:c="3"/>--&gt;</text:p>
      <text:p text:style-name="P40"><text:tab/> <text:s/>&lt;!-- <text:span text:style-name="T59">been </text:span>seen and used before, however --&gt;</text:p>
      <text:p text:style-name="P40"><text:tab/> <text:s/>&lt;xs:pattern value="%[0-9]<text:span text:style-name="T70">*</text:span>(\.([0-9]*))?f"/&gt;</text:p>
      <text:p text:style-name="P40"><text:tab/>&lt;/xs:restriction&gt;</text:p>
      <text:p text:style-name="P40"><text:s text:c="2"/>&lt;/xs:simpleType&gt;</text:p>
      <text:p text:style-name="P40"><text:s text:c="2"/></text:p>
      <text:p text:style-name="P40"><text:s text:c="2"/>&lt;xs:complexType name="floatType"&gt;</text:p>
      <text:p text:style-name="P40"><text:tab/> &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oft-page-break/><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 text:c="8"/>&lt;/xs:annotation&gt;</text:p>
      <text:p text:style-name="P40"><text:s text:c="6"/>&lt;/xs:element&gt;</text:p>
      <text:p text:style-name="P40"><text:s text:c="4"/>&lt;/xs:sequence&gt;</text:p>
      <text:p text:style-name="P40"><text:s text:c="4"/>&lt;xs:attribute name="size" use="required"&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p>
      <text:p text:style-name="P40"><text:s text:c="4"/>&lt;xs:simpleType&gt;</text:p>
      <text:p text:style-name="P40"><text:s text:c="6"/>&lt;xs:restriction base="xs:token"&gt;</text:p>
      <text:p text:style-name="P40"><text:s text:c="8"/>&lt;xs:enumeration value="2"/&gt;</text:p>
      <text:p text:style-name="P40"><text:s text:c="8"/>&lt;xs:enumeration value="4"/&gt;</text:p>
      <text:p text:style-name="P40"><text:s text:c="8"/>&lt;xs:enumeration value="8"/&gt;</text:p>
      <text:p text:style-name="P40"><text:s text:c="8"/>&lt;/xs:restriction&gt;</text:p>
      <text:p text:style-name="P40"><text:s text:c="4"/>&lt;/xs:simpleType&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tab/>&lt;xs:attribute name="formatting" type="floatFormat" &gt;</text:p>
      <text:p text:style-name="P40"><text:tab/> <text:s text:c="5"/>&lt;xs:annotation&gt;</text:p>
      <text:p text:style-name="P40"><text:s text:c="8"/>&lt;xs:documentation&gt;</text:p>
      <text:p text:style-name="P40"><text:s text:c="10"/>printf-style format string for displaying data to the use<text:span text:style-name="T65">r, like %3.1f</text:span></text:p>
      <text:p text:style-name="P40"><text:s text:c="8"/>&lt;/xs:documentation&gt;</text:p>
      <text:p text:style-name="P40"><text:s text:c="6"/>&lt;/xs:annotation&gt;</text:p>
      <text:p text:style-name="P40"><text:tab/>&lt;/xs:attribute&gt;</text:p>
      <text:p text:style-name="P40"><text:s text:c="2"/>&lt;/xs:complexType&gt;</text:p>
      <text:p text:style-name="P40"><text:s text:c="2"/></text:p>
      <text:p text:style-name="P40"><text:s text:c="2"/><text:change-end text:change-id="ct105553122069312"/>&lt;xs:complexType name="string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ap" type="mapType" minOccurs="0" maxOccurs="1" /&gt;</text:p>
      <text:p text:style-name="P39"><text:s text:c="4"/>&lt;/xs:sequence&gt;</text:p>
      <text:p text:style-name="P39"><text:s text:c="4"/>&lt;xs:attribute name="size" type="xs:int" use="required"&gt;</text:p>
      <text:p text:style-name="P39"><text:s text:c="6"/>&lt;xs:annotation&gt;</text:p>
      <text:p text:style-name="P39"><text:s text:c="8"/>&lt;xs:documentation&gt;</text:p>
      <text:p text:style-name="P39"><text:s text:c="10"/>Storage size of this variable in bytes. </text:p>
      <text:p text:style-name="P39"><text:s text:c="10"/>This includes the trailing null byte that </text:p>
      <text:p text:style-name="P39"><text:s text:c="10"/>terminates the string content.</text:p>
      <text:p text:style-name="P39"><text:s text:c="8"/>&lt;/xs:documentation&gt;</text:p>
      <text:p text:style-name="P39"><text:s text:c="6"/>&lt;/xs:annotation&gt;</text:p>
      <text:p text:style-name="P39"><text:s text:c="4"/>&lt;/xs:attribut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text:p>
      <text:p text:style-name="P39"><text:s text:c="10"/>address of the end of previous element and the </text:p>
      <text:p text:style-name="P39"><text:s text:c="10"/>start of this elements's contents. </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oft-page-break/><text:s text:c="2"/>&lt;/xs:complexType&gt;</text:p>
      <text:p text:style-name="P39"><text:s text:c="2"/></text:p>
      <text:p text:style-name="P39"><text:s text:c="2"/>&lt;xs:element name="cdi"&gt;</text:p>
      <text:p text:style-name="P39"><text:s text:c="4"/>&lt;xs:annotation&gt;</text:p>
      <text:p text:style-name="P39"><text:s text:c="6"/>&lt;xs:documentation&gt;</text:p>
      <text:p text:style-name="P39"><text:s text:c="8"/>This is the schema for Configuration </text:p>
      <text:p text:style-name="P39"><text:s text:c="8"/>Description Information (cdi)</text:p>
      <text:p text:style-name="P39"><text:s text:c="6"/>&lt;/xs:documentation&gt;</text:p>
      <text:p text:style-name="P39"><text:s text:c="4"/>&lt;/xs:annotation&gt;</text:p>
      <text:p text:style-name="P39"><text:s text:c="4"/>&lt;xs:complexType&gt;</text:p>
      <text:p text:style-name="P39"><text:s text:c="6"/>&lt;xs:sequence&gt;</text:p>
      <text:p text:style-name="P39"><text:s text:c="8"/>&lt;xs:element name="identification" minOccurs="0" maxOccurs="1"&gt;</text:p>
      <text:p text:style-name="P39"><text:s text:c="10"/>&lt;xs:annotation&gt;</text:p>
      <text:p text:style-name="P39"><text:s text:c="12"/>&lt;xs:documentation&gt;</text:p>
      <text:p text:style-name="P39"><text:s text:c="14"/>Common first element to identify the decoder</text:p>
      <text:p text:style-name="P39"><text:s text:c="12"/>&lt;/xs:documentation&gt;</text:p>
      <text:p text:style-name="P39"><text:s text:c="10"/>&lt;/xs:annotation&gt;</text:p>
      <text:p text:style-name="P39"><text:s text:c="10"/>&lt;xs:complexType&gt;</text:p>
      <text:p text:style-name="P39"><text:s text:c="12"/>&lt;xs:sequence&gt;</text:p>
      <text:p text:style-name="P39"><text:s text:c="14"/>&lt;xs:element name="manufacturer" minOccurs="0" maxOccurs="1" /&gt;</text:p>
      <text:p text:style-name="P39"><text:s text:c="14"/>&lt;xs:element name="model" minOccurs="0" maxOccurs="1" /&gt;</text:p>
      <text:p text:style-name="P39"><text:s text:c="14"/>&lt;xs:element name="hardwareVersion" minOccurs="0" maxOccurs="1" /&gt;</text:p>
      <text:p text:style-name="P39"><text:s text:c="14"/>&lt;xs:element name="softwareVersion" minOccurs="0" maxOccurs="1" /&gt;</text:p>
      <text:p text:style-name="P39"><text:s text:c="14"/>&lt;xs:element name="map" type="mapType" minOccurs="0" maxOccurs="1"&gt;</text:p>
      <text:p text:style-name="P39"><text:s text:c="16"/>&lt;xs:annotation&gt;</text:p>
      <text:p text:style-name="P39"><text:s text:c="18"/>&lt;xs:documentation&gt;</text:p>
      <text:p text:style-name="P39"><text:s text:c="20"/>This map can be used to add arbitrary key/value </text:p>
      <text:p text:style-name="P39"><text:s text:c="20"/>descriptions of the node.</text:p>
      <text:p text:style-name="P39"><text:s text:c="18"/>&lt;/xs:documentation&gt;</text:p>
      <text:p text:style-name="P39"><text:s text:c="16"/>&lt;/xs:annotation&gt;</text:p>
      <text:p text:style-name="P39"><text:s text:c="14"/>&lt;/xs:element&gt;</text:p>
      <text:p text:style-name="P39"><text:s text:c="12"/>&lt;/xs:sequence&gt;</text:p>
      <text:p text:style-name="P39"><text:s text:c="10"/>&lt;/xs:complexType&gt;</text:p>
      <text:p text:style-name="P39"><text:s text:c="8"/>&lt;/xs:element&gt;</text:p>
      <text:p text:style-name="P39"><text:s text:c="8"/>&lt;xs:element name="acdi" minOccurs="0" maxOccurs="1"&gt;</text:p>
      <text:p text:style-name="P39"><text:s text:c="10"/>&lt;xs:annotation&gt;</text:p>
      <text:p text:style-name="P39"><text:s text:c="12"/>&lt;xs:documentation&gt;</text:p>
      <text:p text:style-name="P39"><text:s text:c="14"/>Element that identifies that memory information is available </text:p>
      <text:p text:style-name="P39"><text:s text:c="14"/>as defined by the Abbreviated Common Description Information </text:p>
      <text:p text:style-name="P39"><text:s text:c="14"/>(ACDI) standard.</text:p>
      <text:p text:style-name="P39"><text:s text:c="12"/>&lt;/xs:documentation&gt;</text:p>
      <text:p text:style-name="P39"><text:s text:c="10"/>&lt;/xs:annotation&gt;</text:p>
      <text:p text:style-name="P39"><text:s text:c="10"/>&lt;xs:complexType&gt;</text:p>
      <text:p text:style-name="P39"><text:s text:c="12"/>&lt;xs:attribute name="fixed" type="xs:int" default="4"&gt;</text:p>
      <text:p text:style-name="P39"><text:s text:c="14"/>&lt;xs:annotation&gt;</text:p>
      <text:p text:style-name="P39"><text:s text:c="16"/>&lt;xs:documentation&gt;</text:p>
      <text:p text:style-name="P39"><text:s text:c="18"/>The decimal version number of the format for the fixed </text:p>
      <text:p text:style-name="P39"><text:s text:c="18"/>information block.</text:p>
      <text:p text:style-name="P39"><text:s text:c="16"/>&lt;/xs:documentation&gt;</text:p>
      <text:p text:style-name="P39"><text:s text:c="14"/>&lt;/xs:annotation&gt;</text:p>
      <text:p text:style-name="P39"><text:s text:c="12"/>&lt;/xs:attribute&gt;</text:p>
      <text:p text:style-name="P39"><text:s text:c="12"/>&lt;xs:attribute name="var" type="xs:int" default="2"&gt;</text:p>
      <text:p text:style-name="P39"><text:s text:c="14"/>&lt;xs:annotation&gt;</text:p>
      <text:p text:style-name="P39"><text:s text:c="16"/>&lt;xs:documentation&gt;</text:p>
      <text:p text:style-name="P39"><text:s text:c="18"/>The decimal version number of the format for </text:p>
      <text:p text:style-name="P39"><text:s text:c="18"/>the variable information block.</text:p>
      <text:p text:style-name="P39"><text:s text:c="16"/>&lt;/xs:documentation&gt;</text:p>
      <text:p text:style-name="P39"><text:s text:c="14"/>&lt;/xs:annotation&gt;</text:p>
      <text:p text:style-name="P39"><text:s text:c="12"/>&lt;/xs:attribute&gt;</text:p>
      <text:p text:style-name="P39"><text:s text:c="10"/>&lt;/xs:complexType&gt;</text:p>
      <text:p text:style-name="P39"><text:s text:c="8"/>&lt;/xs:element&gt;</text:p>
      <text:p text:style-name="P39"><text:s text:c="8"/>&lt;xs:element name="segment" minOccurs="0" maxOccurs="unbounded"&gt;</text:p>
      <text:p text:style-name="P39"><text:s text:c="10"/>&lt;xs:annotation&gt;</text:p>
      <text:p text:style-name="P39"><text:s text:c="12"/>&lt;xs:documentation&gt;</text:p>
      <text:p text:style-name="P39"><text:s text:c="14"/>Define the contents of a memory space</text:p>
      <text:p text:style-name="P39"><text:s text:c="12"/>&lt;/xs:documentation&gt;</text:p>
      <text:p text:style-name="P39"><text:s text:c="10"/>&lt;/xs:annotation&gt;</text:p>
      <text:p text:style-name="P39"><text:s text:c="10"/>&lt;xs:complexType&gt;</text:p>
      <text:p text:style-name="P39"><text:s text:c="12"/>&lt;xs:sequence&gt;</text:p>
      <text:p text:style-name="P39"><text:s text:c="14"/>&lt;xs:element name="name" minOccurs="0" maxOccurs="1" /&gt;</text:p>
      <text:p text:style-name="P39"><text:s text:c="14"/>&lt;xs:element name="description" minOccurs="0" maxOccurs="1" /&gt;</text:p>
      <text:p text:style-name="P39"><text:soft-page-break/><text:s text:c="14"/>&lt;xs:choice minOccurs="0" maxOccurs="unbounded"&gt;</text:p>
      <text:p text:style-name="P39"><text:s text:c="16"/>&lt;xs:annotation&gt;</text:p>
      <text:p text:style-name="P39"><text:s text:c="18"/>&lt;xs:documentation&gt;</text:p>
      <text:p text:style-name="P39"><text:s text:c="20"/>Allows any sequence of the contained element types</text:p>
      <text:p text:style-name="P39"><text:s text:c="18"/>&lt;/xs:documentation&gt;</text:p>
      <text:p text:style-name="P39"><text:s text:c="16"/>&lt;/xs:annotation&gt;</text:p>
      <text:p text:style-name="P39"><text:s text:c="16"/>&lt;xs:element name="group" type="groupType" minOccurs="0" maxOccurs="1"&gt;</text:p>
      <text:p text:style-name="P39"><text:s text:c="18"/>&lt;xs:annotation&gt;</text:p>
      <text:p text:style-name="P39"><text:s text:c="20"/>&lt;xs:documentation&gt;</text:p>
      <text:p text:style-name="P39"><text:s text:c="22"/>Allows grouping and replication of multiple locations.</text:p>
      <text:p text:style-name="P39"><text:s text:c="20"/>&lt;/xs:documentation&gt;</text:p>
      <text:p text:style-name="P39"><text:s text:c="18"/>&lt;/xs:annotation&gt;</text:p>
      <text:p text:style-name="P39"><text:s text:c="16"/>&lt;/xs:element&gt;</text:p>
      <text:p text:style-name="P39"><text:s text:c="16"/>&lt;xs:element name="string" type="stringType" minOccurs="0" maxOccurs="1"&gt;</text:p>
      <text:p text:style-name="P39"><text:s text:c="18"/>&lt;xs:annotation&gt;</text:p>
      <text:p text:style-name="P39"><text:s text:c="20"/>&lt;xs:documentation&gt;</text:p>
      <text:p text:style-name="P39"><text:s text:c="22"/>Describes a human-readable UTF-8 string in the data.</text:p>
      <text:p text:style-name="P39"><text:s text:c="20"/>&lt;/xs:documentation&gt;</text:p>
      <text:p text:style-name="P39"><text:s text:c="18"/>&lt;/xs:annotation&gt;</text:p>
      <text:p text:style-name="P39"><text:s text:c="16"/>&lt;/xs:element&gt;</text:p>
      <text:p text:style-name="P39"><text:s text:c="16"/>&lt;xs:element name="int" type="intType" minOccurs="0" maxOccurs="1"&gt;</text:p>
      <text:p text:style-name="P39"><text:s text:c="18"/>&lt;xs:annotation&gt;</text:p>
      <text:p text:style-name="P39"><text:s text:c="20"/>&lt;xs:documentation&gt;</text:p>
      <text:p text:style-name="P39"><text:s text:c="22"/>Describes an integer value in the data. </text:p>
      <text:p text:style-name="P39"><text:s text:c="22"/>The field can be considered either a number, </text:p>
      <text:p text:style-name="P39"><text:s text:c="22"/>or a set of specific coded values via a map.</text:p>
      <text:p text:style-name="P39"><text:s text:c="20"/>&lt;/xs:documentation&gt;</text:p>
      <text:p text:style-name="P39"><text:s text:c="18"/>&lt;/xs:annotation&gt;</text:p>
      <text:p text:style-name="P39"><text:s text:c="16"/>&lt;/xs:element&gt;</text:p>
      <text:p text:style-name="P39"><text:s text:c="16"/>&lt;xs:element name="eventid" type="eventidType" minOccurs="0" maxOccurs="1"&gt;</text:p>
      <text:p text:style-name="P39"><text:s text:c="18"/>&lt;xs:annotation&gt;</text:p>
      <text:p text:style-name="P39"><text:s text:c="20"/>&lt;xs:documentation&gt;</text:p>
      <text:p text:style-name="P39"><text:s text:c="22"/>Describes an 8-byte Event ID in the data.</text:p>
      <text:p text:style-name="P39"><text:s text:c="20"/>&lt;/xs:documentation&gt;</text:p>
      <text:p text:style-name="P39"><text:s text:c="18"/>&lt;/xs:annotation&gt;</text:p>
      <text:p text:style-name="P39"><text:s text:c="16"/>&lt;/xs:element&gt;</text:p>
      <text:p text:style-name="P38"/>
      <text:p text:style-name="P39">&lt;!-- </text:p>
      <text:p text:style-name="P39"><text:s text:c="16"/>XML Schema 1.1 construct expressing extensibility promise</text:p>
      <text:p text:style-name="P39"><text:s text:c="16"/>&lt;xs:assert test="every $x in * satisfies (exists($x/@size) and $x/@size castable to xs:integer)"/&gt; </text:p>
      <text:p text:style-name="P39"><text:s text:c="16"/>&lt;xs:assert test="every $x in * satisfies (exists($x/@offset) and $x/@offset castable to xs:integer)"/&gt; </text:p>
      <text:p text:style-name="P39"><text:s text:c="16"/>&lt;xs:any minOccurs="0" maxOccurs="1" processContents="lax"&gt;</text:p>
      <text:p text:style-name="P39"><text:s text:c="18"/>&lt;xs:annotation&gt;</text:p>
      <text:p text:style-name="P39"><text:s text:c="20"/>&lt;xs:documentation&gt;</text:p>
      <text:p text:style-name="P39"><text:s text:c="22"/>Extension point for future schema</text:p>
      <text:p text:style-name="P39"><text:s text:c="20"/>&lt;/xs:documentation&gt;</text:p>
      <text:p text:style-name="P39"><text:s text:c="18"/>&lt;/xs:annotation&gt;</text:p>
      <text:p text:style-name="P39"><text:s text:c="16"/>&lt;/xs:any&gt;</text:p>
      <text:p text:style-name="P39"><text:s/>--&gt;</text:p>
      <text:p text:style-name="P39"><text:s text:c="16"/></text:p>
      <text:p text:style-name="P39"><text:s text:c="14"/>&lt;/xs:choice&gt;</text:p>
      <text:p text:style-name="P39"><text:s text:c="12"/>&lt;/xs:sequence&gt;</text:p>
      <text:p text:style-name="P39"><text:s text:c="12"/>&lt;xs:attribute name="space" type="xs:int" use="required"&gt;</text:p>
      <text:p text:style-name="P39"><text:s text:c="14"/>&lt;xs:annotation&gt;</text:p>
      <text:p text:style-name="P39"><text:s text:c="16"/>&lt;xs:documentation&gt;</text:p>
      <text:p text:style-name="P39"><text:s text:c="18"/>The decimal number of the address space where the information is found.</text:p>
      <text:p text:style-name="P39"><text:s text:c="16"/>&lt;/xs:documentation&gt;</text:p>
      <text:p text:style-name="P39"><text:s text:c="14"/>&lt;/xs:annotation&gt;</text:p>
      <text:p text:style-name="P39"><text:s text:c="12"/>&lt;/xs:attribute&gt;</text:p>
      <text:p text:style-name="P39"><text:s text:c="12"/>&lt;xs:attribute name="origin" type="xs:int" default="0"&gt;</text:p>
      <text:p text:style-name="P39"><text:s text:c="14"/>&lt;xs:annotation&gt;</text:p>
      <text:p text:style-name="P39"><text:s text:c="16"/>&lt;xs:documentation&gt;</text:p>
      <text:p text:style-name="P39"><text:s text:c="18"/>Starting address of the segment's contents </text:p>
      <text:p text:style-name="P39"><text:s text:c="18"/>within the memory space.</text:p>
      <text:p text:style-name="P39"><text:s text:c="16"/>&lt;/xs:documentation&gt;</text:p>
      <text:p text:style-name="P39"><text:s text:c="14"/>&lt;/xs:annotation&gt;</text:p>
      <text:p text:style-name="P39"><text:s text:c="12"/>&lt;/xs:attribute&gt;</text:p>
      <text:p text:style-name="P39"><text:s text:c="10"/>&lt;/xs:complexType&gt;</text:p>
      <text:p text:style-name="P39"><text:s text:c="8"/>&lt;/xs:element&gt;</text:p>
      <text:p text:style-name="P39"><text:soft-page-break/><text:s text:c="6"/>&lt;/xs:sequence&gt;</text:p>
      <text:p text:style-name="P39"><text:s text:c="4"/>&lt;/xs:complexType&gt;</text:p>
      <text:p text:style-name="P39"><text:s text:c="2"/>&lt;/xs:element&gt;</text:p>
      <text:p text:style-name="P39">&lt;/xs:schema&gt;</text:p>
      <text:p text:style-name="P52"/>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text:s/>Introduction (Informative)<text:tab/>1</text:p>
          <text:p text:style-name="P55"><text:s/>2 <text:s/>Intended Use (Informative)<text:tab/>1</text:p>
          <text:p text:style-name="P55"><text:s/>3 <text:s/>References and Context (Informative)<text:tab/>1</text:p>
          <text:p text:style-name="P55"><text:s/>4 <text:s/>Content (Normative)<text:tab/>2</text:p>
          <text:p text:style-name="P55"><text:s/>5 <text:s/>Format (Normative)<text:tab/>2</text:p>
          <text:p text:style-name="P54"><text:s/>5.1 <text:s/>XML Elements<text:tab/>3</text:p>
          <text:p text:style-name="P57"><text:s/>5.1.1 <text:s/>&lt;identification&gt; Element<text:tab/>3</text:p>
          <text:p text:style-name="P57"><text:s/>5.1.2 <text:s/>&lt;acdi&gt; Element<text:tab/>3</text:p>
          <text:p text:style-name="P57"><text:s/>5.1.3 <text:s/>&lt;segment&gt; Element<text:tab/>4</text:p>
          <text:p text:style-name="P57"><text:s/>5.1.4 <text:s/>Data Elements<text:tab/>4</text:p>
          <text:p text:style-name="P56"><text:s/>5.1.4.1 <text:s/>&lt;group&gt; Element<text:tab/>4</text:p>
          <text:p text:style-name="P56"><text:s/>5.1.4.2 <text:s/>&lt;int&gt; Element<text:tab/>5</text:p>
          <text:p text:style-name="P56"><text:s/>5.1.4.3 <text:s/>&lt;string&gt; Element<text:tab/>5</text:p>
          <text:p text:style-name="P56"><text:s/>5.1.4.4 <text:s/>&lt;eventid&gt; Element<text:tab/>5</text:p>
          <text:p text:style-name="P55"><text:s/>6 <text:s/>Future Extension (Normative)<text:tab/>5</text:p>
          <text:p text:style-name="P55"><text:s/>A Appendix: Schema<text:tab/>7</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3</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68</meta:editing-cycles>
    <meta:editing-duration>PT22H31M16S</meta:editing-duration>
    <meta:generator>LibreOffice/7.4.6.2$MacOSX_X86_64 LibreOffice_project/5b1f5509c2decdade7fda905e3e1429a67acd63d</meta:generator>
    <dc:date>2024-06-30T16:49:57.574492312</dc:date>
    <dc:creator>Bob Jacobsen</dc:creator>
    <meta:document-statistic meta:table-count="3" meta:image-count="1" meta:object-count="0" meta:page-count="13" meta:paragraph-count="523" meta:word-count="3277" meta:character-count="27976" meta:non-whitespace-character-count="21796"/>
    <meta:user-defined meta:name="OLCBdate">March 30, 2023</meta:user-defined>
    <meta:user-defined meta:name="OLCBstatus">Draft</meta:user-defined>
    <meta:user-defined meta:name="OLCByear">2023</meta:user-defined>
  </office:meta>
</office:document-meta>
</file>